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1" table:default-cell-style-name="Default"/>
        <table:table-row table:style-name="ro1">
          <table:table-cell office:value-type="string" calcext:value-type="string">
            <text:p>MUESTRA</text:p>
          </table:table-cell>
          <table:table-cell office:value-type="string" calcext:value-type="string">
            <text:p>ACIDEZ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AW</text:p>
          </table:table-cell>
          <table:table-cell office:value-type="string" calcext:value-type="string">
            <text:p>SOLUBILIDAD</text:p>
          </table:table-cell>
          <table:table-cell office:value-type="string" calcext:value-type="string">
            <text:p>CRA</text:p>
          </table:table-cell>
          <table:table-cell office:value-type="string" calcext:value-type="string">
            <text:p>CRAC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HUMEDAD</text:p>
          </table:table-cell>
          <table:table-cell office:value-type="string" calcext:value-type="string">
            <text:p>FRUCTOSA</text:p>
          </table:table-cell>
          <table:table-cell office:value-type="string" calcext:value-type="string">
            <text:p>GLUCOSA</text:p>
          </table:table-cell>
          <table:table-cell office:value-type="string" calcext:value-type="string">
            <text:p>SACAROSA</text:p>
          </table:table-cell>
          <table:table-cell office:value-type="string" calcext:value-type="string">
            <text:p>ETEREO</text:p>
          </table:table-cell>
          <table:table-cell office:value-type="string" calcext:value-type="string">
            <text:p>FDT</text:p>
          </table:table-cell>
          <table:table-cell office:value-type="string" calcext:value-type="string">
            <text:p>FDI</text:p>
          </table:table-cell>
          <table:table-cell office:value-type="string" calcext:value-type="string">
            <text:p>FDS</text:p>
          </table:table-cell>
          <table:table-cell office:value-type="string" calcext:value-type="string">
            <text:p>PROTEINA</text:p>
          </table:table-cell>
          <table:table-cell office:value-type="string" calcext:value-type="string">
            <text:p>CENIZA</text:p>
          </table:table-cell>
        </table:table-row>
        <table:table-row table:style-name="ro1">
          <table:table-cell office:value-type="string" calcext:value-type="string">
            <text:p>Pa-AC-1</text:p>
          </table:table-cell>
          <table:table-cell office:value-type="float" office:value="0.298747112137907" calcext:value-type="float">
            <text:p>0.2987471121</text:p>
          </table:table-cell>
          <table:table-cell office:value-type="float" office:value="4.4" calcext:value-type="float">
            <text:p>4.4</text:p>
          </table:table-cell>
          <table:table-cell office:value-type="float" office:value="0.315" calcext:value-type="float">
            <text:p>0.315</text:p>
          </table:table-cell>
          <table:table-cell office:value-type="float" office:value="49.0807354116699" calcext:value-type="float">
            <text:p>49.0807354117</text:p>
          </table:table-cell>
          <table:table-cell office:value-type="float" office:value="10.9657915672235" calcext:value-type="float">
            <text:p>10.9657915672</text:p>
          </table:table-cell>
          <table:table-cell office:value-type="float" office:value="1.7279843444227" calcext:value-type="float">
            <text:p>1.7279843444</text:p>
          </table:table-cell>
          <table:table-cell office:value-type="float" office:value="62.3189" calcext:value-type="float">
            <text:p>62.3189</text:p>
          </table:table-cell>
          <table:table-cell office:value-type="float" office:value="42.8767" calcext:value-type="float">
            <text:p>42.8767</text:p>
          </table:table-cell>
          <table:table-cell office:value-type="float" office:value="77.4643" calcext:value-type="float">
            <text:p>77.4643</text:p>
          </table:table-cell>
          <table:table-cell office:value-type="float" office:value="14.1249675963399" calcext:value-type="float">
            <text:p>14.1249675963</text:p>
          </table:table-cell>
          <table:table-cell office:value-type="float" office:value="8.17182817182817" calcext:value-type="float">
            <text:p>8.1718281718</text:p>
          </table:table-cell>
          <table:table-cell office:value-type="float" office:value="7.74643" calcext:value-type="float">
            <text:p>7.74643</text:p>
          </table:table-cell>
          <table:table-cell office:value-type="float" office:value="1.41249675963399" calcext:value-type="float">
            <text:p>1.4124967596</text:p>
          </table:table-cell>
          <table:table-cell office:value-type="float" office:value="0.817182817182817" calcext:value-type="float">
            <text:p>0.8171828172</text:p>
          </table:table-cell>
          <table:table-cell office:value-type="float" office:value="1.87540348612018" calcext:value-type="float">
            <text:p>1.8754034861</text:p>
          </table:table-cell>
          <table:table-cell office:value-type="float" office:value="22.0010891628311" calcext:value-type="float">
            <text:p>22.0010891628</text:p>
          </table:table-cell>
          <table:table-cell office:value-type="float" office:value="20.1000049507418" calcext:value-type="float">
            <text:p>20.1000049507</text:p>
          </table:table-cell>
          <table:table-cell office:value-type="float" office:value="1.90108421208928" calcext:value-type="float">
            <text:p>1.9010842121</text:p>
          </table:table-cell>
          <table:table-cell office:value-type="float" office:value="16.03" calcext:value-type="float">
            <text:p>16.03</text:p>
          </table:table-cell>
          <table:table-cell office:value-type="float" office:value="6.87978687978682" calcext:value-type="float">
            <text:p>6.8797868798</text:p>
          </table:table-cell>
        </table:table-row>
        <table:table-row table:style-name="ro1">
          <table:table-cell office:value-type="string" calcext:value-type="string">
            <text:p>Pa-AC-1</text:p>
          </table:table-cell>
          <table:table-cell office:value-type="float" office:value="0.298747112137907" calcext:value-type="float">
            <text:p>0.2987471121</text:p>
          </table:table-cell>
          <table:table-cell office:value-type="float" office:value="4.4" calcext:value-type="float">
            <text:p>4.4</text:p>
          </table:table-cell>
          <table:table-cell office:value-type="float" office:value="0.323" calcext:value-type="float">
            <text:p>0.323</text:p>
          </table:table-cell>
          <table:table-cell office:value-type="float" office:value="44.5064805583247" calcext:value-type="float">
            <text:p>44.5064805583</text:p>
          </table:table-cell>
          <table:table-cell office:value-type="float" office:value="10.8708" calcext:value-type="float">
            <text:p>10.8708</text:p>
          </table:table-cell>
          <table:table-cell office:value-type="float" office:value="1.75922253074176" calcext:value-type="float">
            <text:p>1.7592225307</text:p>
          </table:table-cell>
          <table:table-cell office:value-type="float" office:value="62.522" calcext:value-type="float">
            <text:p>62.522</text:p>
          </table:table-cell>
          <table:table-cell office:value-type="float" office:value="43.0008" calcext:value-type="float">
            <text:p>43.0008</text:p>
          </table:table-cell>
          <table:table-cell office:value-type="float" office:value="77.5659" calcext:value-type="float">
            <text:p>77.5659</text:p>
          </table:table-cell>
          <table:table-cell office:value-type="float" office:value="14.1247836389695" calcext:value-type="float">
            <text:p>14.124783639</text:p>
          </table:table-cell>
          <table:table-cell office:value-type="float" office:value="8.04731756081313" calcext:value-type="float">
            <text:p>8.0473175608</text:p>
          </table:table-cell>
          <table:table-cell office:value-type="float" office:value="7.75659" calcext:value-type="float">
            <text:p>7.75659</text:p>
          </table:table-cell>
          <table:table-cell office:value-type="float" office:value="1.41247836389695" calcext:value-type="float">
            <text:p>1.4124783639</text:p>
          </table:table-cell>
          <table:table-cell office:value-type="float" office:value="0.804731756081313" calcext:value-type="float">
            <text:p>0.8047317561</text:p>
          </table:table-cell>
          <table:table-cell office:value-type="float" office:value="1.8724995080999" calcext:value-type="float">
            <text:p>1.8724995081</text:p>
          </table:table-cell>
          <table:table-cell office:value-type="float" office:value="21.3743507790674" calcext:value-type="float">
            <text:p>21.3743507791</text:p>
          </table:table-cell>
          <table:table-cell office:value-type="float" office:value="19.7063523771496" calcext:value-type="float">
            <text:p>19.7063523771</text:p>
          </table:table-cell>
          <table:table-cell office:value-type="float" office:value="1.66799840191771" calcext:value-type="float">
            <text:p>1.6679984019</text:p>
          </table:table-cell>
          <table:table-cell office:value-type="float" office:value="16.156" calcext:value-type="float">
            <text:p>16.156</text:p>
          </table:table-cell>
          <table:table-cell office:value-type="float" office:value="7.01099633455515" calcext:value-type="float">
            <text:p>7.0109963346</text:p>
          </table:table-cell>
        </table:table-row>
        <table:table-row table:style-name="ro1">
          <table:table-cell office:value-type="string" calcext:value-type="string">
            <text:p>Pa-AC-1</text:p>
          </table:table-cell>
          <table:table-cell office:value-type="float" office:value="0.312966212764067" calcext:value-type="float">
            <text:p>0.3129662128</text:p>
          </table:table-cell>
          <table:table-cell office:value-type="float" office:value="4.4" calcext:value-type="float">
            <text:p>4.4</text:p>
          </table:table-cell>
          <table:table-cell office:value-type="float" office:value="0.323" calcext:value-type="float">
            <text:p>0.323</text:p>
          </table:table-cell>
          <table:table-cell office:value-type="float" office:value="46.9886702444849" calcext:value-type="float">
            <text:p>46.9886702445</text:p>
          </table:table-cell>
          <table:table-cell office:value-type="float" office:value="10.2889597449183" calcext:value-type="float">
            <text:p>10.2889597449</text:p>
          </table:table-cell>
          <table:table-cell office:value-type="float" office:value="1.72069924513309" calcext:value-type="float">
            <text:p>1.7206992451</text:p>
          </table:table-cell>
          <table:table-cell office:value-type="float" office:value="62.4941" calcext:value-type="float">
            <text:p>62.4941</text:p>
          </table:table-cell>
          <table:table-cell office:value-type="float" office:value="43.1676" calcext:value-type="float">
            <text:p>43.1676</text:p>
          </table:table-cell>
          <table:table-cell office:value-type="float" office:value="77.6235" calcext:value-type="float">
            <text:p>77.6235</text:p>
          </table:table-cell>
          <table:table-cell office:value-type="float" office:value="14.1526724865507" calcext:value-type="float">
            <text:p>14.1526724866</text:p>
          </table:table-cell>
          <table:table-cell office:value-type="float" office:value="7.98320727684668" calcext:value-type="float">
            <text:p>7.9832072768</text:p>
          </table:table-cell>
          <table:table-cell office:value-type="float" office:value="7.76235" calcext:value-type="float">
            <text:p>7.76235</text:p>
          </table:table-cell>
          <table:table-cell office:value-type="float" office:value="1.41526724865507" calcext:value-type="float">
            <text:p>1.4152672487</text:p>
          </table:table-cell>
          <table:table-cell office:value-type="float" office:value="0.798320727684668" calcext:value-type="float">
            <text:p>0.7983207277</text:p>
          </table:table-cell>
          <table:table-cell office:value-type="float" office:value="1.87793427230035" calcext:value-type="float">
            <text:p>1.8779342723</text:p>
          </table:table-cell>
          <table:table-cell office:value-type="float" office:value="22.0010891628311" calcext:value-type="float">
            <text:p>22.0010891628</text:p>
          </table:table-cell>
          <table:table-cell office:value-type="float" office:value="20.1000049507418" calcext:value-type="float">
            <text:p>20.1000049507</text:p>
          </table:table-cell>
          <table:table-cell office:value-type="float" office:value="1.90108421208928" calcext:value-type="float">
            <text:p>1.9010842121</text:p>
          </table:table-cell>
          <table:table-cell office:value-type="float" office:value="16.056" calcext:value-type="float">
            <text:p>16.056</text:p>
          </table:table-cell>
          <table:table-cell office:value-type="float" office:value="6.94032585879457" calcext:value-type="float">
            <text:p>6.9403258588</text:p>
          </table:table-cell>
        </table:table-row>
        <table:table-row table:style-name="ro1">
          <table:table-cell office:value-type="string" calcext:value-type="string">
            <text:p>Pa-AC-1</text:p>
          </table:table-cell>
          <table:table-cell office:value-type="float" office:value="0.298747112137907" calcext:value-type="float">
            <text:p>0.2987471121</text:p>
          </table:table-cell>
          <table:table-cell office:value-type="float" office:value="4.4" calcext:value-type="float">
            <text:p>4.4</text:p>
          </table:table-cell>
          <table:table-cell office:value-type="float" office:value="0.315" calcext:value-type="float">
            <text:p>0.315</text:p>
          </table:table-cell>
          <table:table-cell office:value-type="float" office:value="48.0807354116699" calcext:value-type="float">
            <text:p>48.0807354117</text:p>
          </table:table-cell>
          <table:table-cell office:value-type="float" office:value="10.9657915672235" calcext:value-type="float">
            <text:p>10.9657915672</text:p>
          </table:table-cell>
          <table:table-cell office:value-type="float" office:value="1.7279843444227" calcext:value-type="float">
            <text:p>1.7279843444</text:p>
          </table:table-cell>
          <table:table-cell office:value-type="float" office:value="62.3054" calcext:value-type="float">
            <text:p>62.3054</text:p>
          </table:table-cell>
          <table:table-cell office:value-type="float" office:value="42.8736" calcext:value-type="float">
            <text:p>42.8736</text:p>
          </table:table-cell>
          <table:table-cell office:value-type="float" office:value="77.596" calcext:value-type="float">
            <text:p>77.596</text:p>
          </table:table-cell>
          <table:table-cell office:value-type="float" office:value="14.1261124798034" calcext:value-type="float">
            <text:p>14.1261124798</text:p>
          </table:table-cell>
          <table:table-cell office:value-type="float" office:value="8.07182817182817" calcext:value-type="float">
            <text:p>8.0718281718</text:p>
          </table:table-cell>
          <table:table-cell office:value-type="float" office:value="7.7596" calcext:value-type="float">
            <text:p>7.7596</text:p>
          </table:table-cell>
          <table:table-cell office:value-type="float" office:value="1.41261124798034" calcext:value-type="float">
            <text:p>1.412611248</text:p>
          </table:table-cell>
          <table:table-cell office:value-type="float" office:value="0.807182817182817" calcext:value-type="float">
            <text:p>0.8071828172</text:p>
          </table:table-cell>
          <table:table-cell office:value-type="float" office:value="1.87640348612018" calcext:value-type="float">
            <text:p>1.8764034861</text:p>
          </table:table-cell>
          <table:table-cell office:value-type="float" office:value="21.743507790674" calcext:value-type="float">
            <text:p>21.7435077907</text:p>
          </table:table-cell>
          <table:table-cell office:value-type="float" office:value="19.7063523771496" calcext:value-type="float">
            <text:p>19.7063523771</text:p>
          </table:table-cell>
          <table:table-cell office:value-type="float" office:value="1.66799840191771" calcext:value-type="float">
            <text:p>1.6679984019</text:p>
          </table:table-cell>
          <table:table-cell office:value-type="float" office:value="16.03" calcext:value-type="float">
            <text:p>16.03</text:p>
          </table:table-cell>
          <table:table-cell office:value-type="float" office:value="6.97978687978682" calcext:value-type="float">
            <text:p>6.9797868798</text:p>
          </table:table-cell>
        </table:table-row>
        <table:table-row table:style-name="ro1">
          <table:table-cell office:value-type="string" calcext:value-type="string">
            <text:p>Pa-AC-1</text:p>
          </table:table-cell>
          <table:table-cell office:value-type="float" office:value="0.298747112137907" calcext:value-type="float">
            <text:p>0.2987471121</text:p>
          </table:table-cell>
          <table:table-cell office:value-type="float" office:value="4.4" calcext:value-type="float">
            <text:p>4.4</text:p>
          </table:table-cell>
          <table:table-cell office:value-type="float" office:value="0.321" calcext:value-type="float">
            <text:p>0.321</text:p>
          </table:table-cell>
          <table:table-cell office:value-type="float" office:value="46.5064805583247" calcext:value-type="float">
            <text:p>46.5064805583</text:p>
          </table:table-cell>
          <table:table-cell office:value-type="float" office:value="10.8708" calcext:value-type="float">
            <text:p>10.8708</text:p>
          </table:table-cell>
          <table:table-cell office:value-type="float" office:value="1.75922253074176" calcext:value-type="float">
            <text:p>1.7592225307</text:p>
          </table:table-cell>
          <table:table-cell office:value-type="float" office:value="62.6256" calcext:value-type="float">
            <text:p>62.6256</text:p>
          </table:table-cell>
          <table:table-cell office:value-type="float" office:value="43.336" calcext:value-type="float">
            <text:p>43.336</text:p>
          </table:table-cell>
          <table:table-cell office:value-type="float" office:value="77.5275" calcext:value-type="float">
            <text:p>77.5275</text:p>
          </table:table-cell>
          <table:table-cell office:value-type="float" office:value="14.16556166606" calcext:value-type="float">
            <text:p>14.1655616661</text:p>
          </table:table-cell>
          <table:table-cell office:value-type="float" office:value="8.09731756081313" calcext:value-type="float">
            <text:p>8.0973175608</text:p>
          </table:table-cell>
          <table:table-cell office:value-type="float" office:value="7.75275" calcext:value-type="float">
            <text:p>7.75275</text:p>
          </table:table-cell>
          <table:table-cell office:value-type="float" office:value="1.416556166606" calcext:value-type="float">
            <text:p>1.4165561666</text:p>
          </table:table-cell>
          <table:table-cell office:value-type="float" office:value="0.809731756081313" calcext:value-type="float">
            <text:p>0.8097317561</text:p>
          </table:table-cell>
          <table:table-cell office:value-type="float" office:value="1.8734995080999" calcext:value-type="float">
            <text:p>1.8734995081</text:p>
          </table:table-cell>
          <table:table-cell office:value-type="float" office:value="21.9010891628311" calcext:value-type="float">
            <text:p>21.9010891628</text:p>
          </table:table-cell>
          <table:table-cell office:value-type="float" office:value="20.1000049507418" calcext:value-type="float">
            <text:p>20.1000049507</text:p>
          </table:table-cell>
          <table:table-cell office:value-type="float" office:value="1.90108421208928" calcext:value-type="float">
            <text:p>1.9010842121</text:p>
          </table:table-cell>
          <table:table-cell office:value-type="float" office:value="16.086" calcext:value-type="float">
            <text:p>16.086</text:p>
          </table:table-cell>
          <table:table-cell office:value-type="float" office:value="7.00099633455515" calcext:value-type="float">
            <text:p>7.0009963346</text:p>
          </table:table-cell>
        </table:table-row>
        <table:table-row table:style-name="ro1">
          <table:table-cell office:value-type="string" calcext:value-type="string">
            <text:p>Pa-AC-1</text:p>
          </table:table-cell>
          <table:table-cell office:value-type="float" office:value="0.312966212764067" calcext:value-type="float">
            <text:p>0.3129662128</text:p>
          </table:table-cell>
          <table:table-cell office:value-type="float" office:value="4.4" calcext:value-type="float">
            <text:p>4.4</text:p>
          </table:table-cell>
          <table:table-cell office:value-type="float" office:value="0.323" calcext:value-type="float">
            <text:p>0.323</text:p>
          </table:table-cell>
          <table:table-cell office:value-type="float" office:value="47.9886702444849" calcext:value-type="float">
            <text:p>47.9886702445</text:p>
          </table:table-cell>
          <table:table-cell office:value-type="float" office:value="10.2889597449183" calcext:value-type="float">
            <text:p>10.2889597449</text:p>
          </table:table-cell>
          <table:table-cell office:value-type="float" office:value="1.72069924513309" calcext:value-type="float">
            <text:p>1.7206992451</text:p>
          </table:table-cell>
          <table:table-cell office:value-type="float" office:value="62.6357" calcext:value-type="float">
            <text:p>62.6357</text:p>
          </table:table-cell>
          <table:table-cell office:value-type="float" office:value="43.2953" calcext:value-type="float">
            <text:p>43.2953</text:p>
          </table:table-cell>
          <table:table-cell office:value-type="float" office:value="77.5604" calcext:value-type="float">
            <text:p>77.5604</text:p>
          </table:table-cell>
          <table:table-cell office:value-type="float" office:value="14.158569655384" calcext:value-type="float">
            <text:p>14.1585696554</text:p>
          </table:table-cell>
          <table:table-cell office:value-type="float" office:value="7.98320727684668" calcext:value-type="float">
            <text:p>7.9832072768</text:p>
          </table:table-cell>
          <table:table-cell office:value-type="float" office:value="7.75604" calcext:value-type="float">
            <text:p>7.75604</text:p>
          </table:table-cell>
          <table:table-cell office:value-type="float" office:value="1.4158569655384" calcext:value-type="float">
            <text:p>1.4158569655</text:p>
          </table:table-cell>
          <table:table-cell office:value-type="float" office:value="0.798320727684668" calcext:value-type="float">
            <text:p>0.7983207277</text:p>
          </table:table-cell>
          <table:table-cell office:value-type="float" office:value="1.87693427230035" calcext:value-type="float">
            <text:p>1.8769342723</text:p>
          </table:table-cell>
          <table:table-cell office:value-type="float" office:value="21.843507790674" calcext:value-type="float">
            <text:p>21.8435077907</text:p>
          </table:table-cell>
          <table:table-cell office:value-type="float" office:value="19.7063523771496" calcext:value-type="float">
            <text:p>19.7063523771</text:p>
          </table:table-cell>
          <table:table-cell office:value-type="float" office:value="1.66799840191771" calcext:value-type="float">
            <text:p>1.6679984019</text:p>
          </table:table-cell>
          <table:table-cell office:value-type="float" office:value="16.076" calcext:value-type="float">
            <text:p>16.076</text:p>
          </table:table-cell>
          <table:table-cell office:value-type="float" office:value="6.99032585879456" calcext:value-type="float">
            <text:p>6.9903258588</text:p>
          </table:table-cell>
        </table:table-row>
        <table:table-row table:style-name="ro1">
          <table:table-cell office:value-type="string" calcext:value-type="string">
            <text:p>Pa-AC-1</text:p>
          </table:table-cell>
          <table:table-cell office:value-type="float" office:value="0.298747112137907" calcext:value-type="float">
            <text:p>0.2987471121</text:p>
          </table:table-cell>
          <table:table-cell office:value-type="float" office:value="4.4" calcext:value-type="float">
            <text:p>4.4</text:p>
          </table:table-cell>
          <table:table-cell office:value-type="float" office:value="0.311" calcext:value-type="float">
            <text:p>0.311</text:p>
          </table:table-cell>
          <table:table-cell office:value-type="float" office:value="45.0807354116699" calcext:value-type="float">
            <text:p>45.0807354117</text:p>
          </table:table-cell>
          <table:table-cell office:value-type="float" office:value="10.9657915672235" calcext:value-type="float">
            <text:p>10.9657915672</text:p>
          </table:table-cell>
          <table:table-cell office:value-type="float" office:value="1.7279843444227" calcext:value-type="float">
            <text:p>1.7279843444</text:p>
          </table:table-cell>
          <table:table-cell office:value-type="float" office:value="62.5169" calcext:value-type="float">
            <text:p>62.5169</text:p>
          </table:table-cell>
          <table:table-cell office:value-type="float" office:value="43.2495" calcext:value-type="float">
            <text:p>43.2495</text:p>
          </table:table-cell>
          <table:table-cell office:value-type="float" office:value="77.3277" calcext:value-type="float">
            <text:p>77.3277</text:p>
          </table:table-cell>
          <table:table-cell office:value-type="float" office:value="14.162088874947" calcext:value-type="float">
            <text:p>14.1620888749</text:p>
          </table:table-cell>
          <table:table-cell office:value-type="float" office:value="8.12182817182817" calcext:value-type="float">
            <text:p>8.1218281718</text:p>
          </table:table-cell>
          <table:table-cell office:value-type="float" office:value="7.73277" calcext:value-type="float">
            <text:p>7.73277</text:p>
          </table:table-cell>
          <table:table-cell office:value-type="float" office:value="1.4162088874947" calcext:value-type="float">
            <text:p>1.4162088875</text:p>
          </table:table-cell>
          <table:table-cell office:value-type="float" office:value="0.812182817182817" calcext:value-type="float">
            <text:p>0.8121828172</text:p>
          </table:table-cell>
          <table:table-cell office:value-type="float" office:value="1.87540348612018" calcext:value-type="float">
            <text:p>1.8754034861</text:p>
          </table:table-cell>
          <table:table-cell office:value-type="float" office:value="21.7010891628311" calcext:value-type="float">
            <text:p>21.7010891628</text:p>
          </table:table-cell>
          <table:table-cell office:value-type="float" office:value="20.1000049507418" calcext:value-type="float">
            <text:p>20.1000049507</text:p>
          </table:table-cell>
          <table:table-cell office:value-type="float" office:value="1.90108421208928" calcext:value-type="float">
            <text:p>1.9010842121</text:p>
          </table:table-cell>
          <table:table-cell office:value-type="float" office:value="16.04" calcext:value-type="float">
            <text:p>16.04</text:p>
          </table:table-cell>
          <table:table-cell office:value-type="float" office:value="6.90978687978682" calcext:value-type="float">
            <text:p>6.9097868798</text:p>
          </table:table-cell>
        </table:table-row>
        <table:table-row table:style-name="ro1">
          <table:table-cell office:value-type="string" calcext:value-type="string">
            <text:p>Pa-AC-1</text:p>
          </table:table-cell>
          <table:table-cell office:value-type="float" office:value="0.298747112137907" calcext:value-type="float">
            <text:p>0.2987471121</text:p>
          </table:table-cell>
          <table:table-cell office:value-type="float" office:value="4.4" calcext:value-type="float">
            <text:p>4.4</text:p>
          </table:table-cell>
          <table:table-cell office:value-type="float" office:value="0.317" calcext:value-type="float">
            <text:p>0.317</text:p>
          </table:table-cell>
          <table:table-cell office:value-type="float" office:value="46.5064805583247" calcext:value-type="float">
            <text:p>46.5064805583</text:p>
          </table:table-cell>
          <table:table-cell office:value-type="float" office:value="10.8708" calcext:value-type="float">
            <text:p>10.8708</text:p>
          </table:table-cell>
          <table:table-cell office:value-type="float" office:value="1.75922253074176" calcext:value-type="float">
            <text:p>1.7592225307</text:p>
          </table:table-cell>
          <table:table-cell office:value-type="float" office:value="62.2841" calcext:value-type="float">
            <text:p>62.2841</text:p>
          </table:table-cell>
          <table:table-cell office:value-type="float" office:value="43.065" calcext:value-type="float">
            <text:p>43.065</text:p>
          </table:table-cell>
          <table:table-cell office:value-type="float" office:value="77.7297" calcext:value-type="float">
            <text:p>77.7297</text:p>
          </table:table-cell>
          <table:table-cell office:value-type="float" office:value="14.1572040009186" calcext:value-type="float">
            <text:p>14.1572040009</text:p>
          </table:table-cell>
          <table:table-cell office:value-type="float" office:value="8.14731756081313" calcext:value-type="float">
            <text:p>8.1473175608</text:p>
          </table:table-cell>
          <table:table-cell office:value-type="float" office:value="7.77297" calcext:value-type="float">
            <text:p>7.77297</text:p>
          </table:table-cell>
          <table:table-cell office:value-type="float" office:value="1.41572040009186" calcext:value-type="float">
            <text:p>1.4157204001</text:p>
          </table:table-cell>
          <table:table-cell office:value-type="float" office:value="0.814731756081313" calcext:value-type="float">
            <text:p>0.8147317561</text:p>
          </table:table-cell>
          <table:table-cell office:value-type="float" office:value="1.8754995080999" calcext:value-type="float">
            <text:p>1.8754995081</text:p>
          </table:table-cell>
          <table:table-cell office:value-type="float" office:value="21.9910891628311" calcext:value-type="float">
            <text:p>21.9910891628</text:p>
          </table:table-cell>
          <table:table-cell office:value-type="float" office:value="19.7063523771496" calcext:value-type="float">
            <text:p>19.7063523771</text:p>
          </table:table-cell>
          <table:table-cell office:value-type="float" office:value="1.66799840191771" calcext:value-type="float">
            <text:p>1.6679984019</text:p>
          </table:table-cell>
          <table:table-cell office:value-type="float" office:value="16.126" calcext:value-type="float">
            <text:p>16.126</text:p>
          </table:table-cell>
          <table:table-cell office:value-type="float" office:value="6.99633455515" calcext:value-type="float">
            <text:p>6.9963345552</text:p>
          </table:table-cell>
        </table:table-row>
        <table:table-row table:style-name="ro1">
          <table:table-cell office:value-type="string" calcext:value-type="string">
            <text:p>Pa-AC-1</text:p>
          </table:table-cell>
          <table:table-cell office:value-type="float" office:value="0.312966212764067" calcext:value-type="float">
            <text:p>0.3129662128</text:p>
          </table:table-cell>
          <table:table-cell office:value-type="float" office:value="4.4" calcext:value-type="float">
            <text:p>4.4</text:p>
          </table:table-cell>
          <table:table-cell office:value-type="float" office:value="0.318" calcext:value-type="float">
            <text:p>0.318</text:p>
          </table:table-cell>
          <table:table-cell office:value-type="float" office:value="47.9886702444849" calcext:value-type="float">
            <text:p>47.9886702445</text:p>
          </table:table-cell>
          <table:table-cell office:value-type="float" office:value="10.2889597449183" calcext:value-type="float">
            <text:p>10.2889597449</text:p>
          </table:table-cell>
          <table:table-cell office:value-type="float" office:value="1.72069924513309" calcext:value-type="float">
            <text:p>1.7206992451</text:p>
          </table:table-cell>
          <table:table-cell office:value-type="float" office:value="62.6618" calcext:value-type="float">
            <text:p>62.6618</text:p>
          </table:table-cell>
          <table:table-cell office:value-type="float" office:value="43.2792" calcext:value-type="float">
            <text:p>43.2792</text:p>
          </table:table-cell>
          <table:table-cell office:value-type="float" office:value="77.2999" calcext:value-type="float">
            <text:p>77.2999</text:p>
          </table:table-cell>
          <table:table-cell office:value-type="float" office:value="14.1530225487106" calcext:value-type="float">
            <text:p>14.1530225487</text:p>
          </table:table-cell>
          <table:table-cell office:value-type="float" office:value="8.08320727684668" calcext:value-type="float">
            <text:p>8.0832072768</text:p>
          </table:table-cell>
          <table:table-cell office:value-type="float" office:value="7.72999" calcext:value-type="float">
            <text:p>7.72999</text:p>
          </table:table-cell>
          <table:table-cell office:value-type="float" office:value="1.41530225487106" calcext:value-type="float">
            <text:p>1.4153022549</text:p>
          </table:table-cell>
          <table:table-cell office:value-type="float" office:value="0.808320727684668" calcext:value-type="float">
            <text:p>0.8083207277</text:p>
          </table:table-cell>
          <table:table-cell office:value-type="float" office:value="1.87793427230035" calcext:value-type="float">
            <text:p>1.8779342723</text:p>
          </table:table-cell>
          <table:table-cell office:value-type="float" office:value="21.5743507790674" calcext:value-type="float">
            <text:p>21.5743507791</text:p>
          </table:table-cell>
          <table:table-cell office:value-type="float" office:value="19.7063523771496" calcext:value-type="float">
            <text:p>19.7063523771</text:p>
          </table:table-cell>
          <table:table-cell office:value-type="float" office:value="1.66799840191771" calcext:value-type="float">
            <text:p>1.6679984019</text:p>
          </table:table-cell>
          <table:table-cell office:value-type="float" office:value="16.096" calcext:value-type="float">
            <text:p>16.096</text:p>
          </table:table-cell>
          <table:table-cell office:value-type="float" office:value="6.9832585879456" calcext:value-type="float">
            <text:p>6.9832585879</text:p>
          </table:table-cell>
        </table:table-row>
        <table:table-row table:style-name="ro1">
          <table:table-cell office:value-type="string" calcext:value-type="string">
            <text:p>Pa-AC-2</text:p>
          </table:table-cell>
          <table:table-cell office:value-type="float" office:value="0.327068437180797" calcext:value-type="float">
            <text:p>0.3270684372</text:p>
          </table:table-cell>
          <table:table-cell office:value-type="float" office:value="4.1" calcext:value-type="float">
            <text:p>4.1</text:p>
          </table:table-cell>
          <table:table-cell office:value-type="float" office:value="0.381" calcext:value-type="float">
            <text:p>0.381</text:p>
          </table:table-cell>
          <table:table-cell office:value-type="float" office:value="57.0399999999992" calcext:value-type="float">
            <text:p>57.04</text:p>
          </table:table-cell>
          <table:table-cell office:value-type="float" office:value="12.8603909054647" calcext:value-type="float">
            <text:p>12.8603909055</text:p>
          </table:table-cell>
          <table:table-cell office:value-type="float" office:value="1.71377672209026" calcext:value-type="float">
            <text:p>1.7137767221</text:p>
          </table:table-cell>
          <table:table-cell office:value-type="float" office:value="65.7603" calcext:value-type="float">
            <text:p>65.7603</text:p>
          </table:table-cell>
          <table:table-cell office:value-type="float" office:value="48.8788" calcext:value-type="float">
            <text:p>48.8788</text:p>
          </table:table-cell>
          <table:table-cell office:value-type="float" office:value="80.6295" calcext:value-type="float">
            <text:p>80.6295</text:p>
          </table:table-cell>
          <table:table-cell office:value-type="float" office:value="14.7613799859821" calcext:value-type="float">
            <text:p>14.761379986</text:p>
          </table:table-cell>
          <table:table-cell office:value-type="float" office:value="7.33471074380173" calcext:value-type="float">
            <text:p>7.3347107438</text:p>
          </table:table-cell>
          <table:table-cell office:value-type="float" office:value="7.7596" calcext:value-type="float">
            <text:p>7.7596</text:p>
          </table:table-cell>
          <table:table-cell office:value-type="float" office:value="1.41261124798034" calcext:value-type="float">
            <text:p>1.412611248</text:p>
          </table:table-cell>
          <table:table-cell office:value-type="float" office:value="0.807182817182817" calcext:value-type="float">
            <text:p>0.8071828172</text:p>
          </table:table-cell>
          <table:table-cell office:value-type="float" office:value="1.97640314624718" calcext:value-type="float">
            <text:p>1.9764031462</text:p>
          </table:table-cell>
          <table:table-cell office:value-type="float" office:value="20.3508334165096" calcext:value-type="float">
            <text:p>20.3508334165</text:p>
          </table:table-cell>
          <table:table-cell office:value-type="float" office:value="18.3316698273283" calcext:value-type="float">
            <text:p>18.3316698273</text:p>
          </table:table-cell>
          <table:table-cell office:value-type="float" office:value="2.01916358918133" calcext:value-type="float">
            <text:p>2.0191635892</text:p>
          </table:table-cell>
          <table:table-cell office:value-type="float" office:value="14.675" calcext:value-type="float">
            <text:p>14.675</text:p>
          </table:table-cell>
          <table:table-cell office:value-type="float" office:value="5.98173820314574" calcext:value-type="float">
            <text:p>5.9817382031</text:p>
          </table:table-cell>
        </table:table-row>
        <table:table-row table:style-name="ro1">
          <table:table-cell office:value-type="string" calcext:value-type="string">
            <text:p>Pa-AC-2</text:p>
          </table:table-cell>
          <table:table-cell office:value-type="float" office:value="0.327068437180797" calcext:value-type="float">
            <text:p>0.3270684372</text:p>
          </table:table-cell>
          <table:table-cell office:value-type="float" office:value="4.1" calcext:value-type="float">
            <text:p>4.1</text:p>
          </table:table-cell>
          <table:table-cell office:value-type="float" office:value="0.38" calcext:value-type="float">
            <text:p>0.38</text:p>
          </table:table-cell>
          <table:table-cell office:value-type="float" office:value="61.48969889065" calcext:value-type="float">
            <text:p>61.4896988907</text:p>
          </table:table-cell>
          <table:table-cell office:value-type="float" office:value="11.4643568299482" calcext:value-type="float">
            <text:p>11.4643568299</text:p>
          </table:table-cell>
          <table:table-cell office:value-type="float" office:value="1.98005584363782" calcext:value-type="float">
            <text:p>1.9800558436</text:p>
          </table:table-cell>
          <table:table-cell office:value-type="float" office:value="65.7089" calcext:value-type="float">
            <text:p>65.7089</text:p>
          </table:table-cell>
          <table:table-cell office:value-type="float" office:value="48.8502" calcext:value-type="float">
            <text:p>48.8502</text:p>
          </table:table-cell>
          <table:table-cell office:value-type="float" office:value="80.5162" calcext:value-type="float">
            <text:p>80.5162</text:p>
          </table:table-cell>
          <table:table-cell office:value-type="float" office:value="14.7605535819883" calcext:value-type="float">
            <text:p>14.760553582</text:p>
          </table:table-cell>
          <table:table-cell office:value-type="float" office:value="7.23662290930905" calcext:value-type="float">
            <text:p>7.2366229093</text:p>
          </table:table-cell>
          <table:table-cell office:value-type="float" office:value="7.75275" calcext:value-type="float">
            <text:p>7.75275</text:p>
          </table:table-cell>
          <table:table-cell office:value-type="float" office:value="1.416556166606" calcext:value-type="float">
            <text:p>1.4165561666</text:p>
          </table:table-cell>
          <table:table-cell office:value-type="float" office:value="0.809731756081313" calcext:value-type="float">
            <text:p>0.8097317561</text:p>
          </table:table-cell>
          <table:table-cell office:value-type="float" office:value="1.94258436650529" calcext:value-type="float">
            <text:p>1.9425843665</text:p>
          </table:table-cell>
          <table:table-cell office:value-type="float" office:value="19.2711221945153" calcext:value-type="float">
            <text:p>19.2711221945</text:p>
          </table:table-cell>
          <table:table-cell office:value-type="float" office:value="17.0553615960113" calcext:value-type="float">
            <text:p>17.055361596</text:p>
          </table:table-cell>
          <table:table-cell office:value-type="float" office:value="2.21576059850396" calcext:value-type="float">
            <text:p>2.2157605985</text:p>
          </table:table-cell>
          <table:table-cell office:value-type="float" office:value="14.634" calcext:value-type="float">
            <text:p>14.634</text:p>
          </table:table-cell>
          <table:table-cell office:value-type="float" office:value="6.31372026387682" calcext:value-type="float">
            <text:p>6.3137202639</text:p>
          </table:table-cell>
        </table:table-row>
        <table:table-row table:style-name="ro1">
          <table:table-cell office:value-type="string" calcext:value-type="string">
            <text:p>Pa-AC-2</text:p>
          </table:table-cell>
          <table:table-cell office:value-type="float" office:value="0.327068437180797" calcext:value-type="float">
            <text:p>0.3270684372</text:p>
          </table:table-cell>
          <table:table-cell office:value-type="float" office:value="4.1" calcext:value-type="float">
            <text:p>4.1</text:p>
          </table:table-cell>
          <table:table-cell office:value-type="float" office:value="0.378" calcext:value-type="float">
            <text:p>0.378</text:p>
          </table:table-cell>
          <table:table-cell office:value-type="float" office:value="59.3599999999995" calcext:value-type="float">
            <text:p>59.36</text:p>
          </table:table-cell>
          <table:table-cell office:value-type="float" office:value="12.702875399361" calcext:value-type="float">
            <text:p>12.7028753994</text:p>
          </table:table-cell>
          <table:table-cell office:value-type="float" office:value="1.84872611464968" calcext:value-type="float">
            <text:p>1.8487261146</text:p>
          </table:table-cell>
          <table:table-cell office:value-type="float" office:value="65.7058" calcext:value-type="float">
            <text:p>65.7058</text:p>
          </table:table-cell>
          <table:table-cell office:value-type="float" office:value="48.8821" calcext:value-type="float">
            <text:p>48.8821</text:p>
          </table:table-cell>
          <table:table-cell office:value-type="float" office:value="80.5532" calcext:value-type="float">
            <text:p>80.5532</text:p>
          </table:table-cell>
          <table:table-cell office:value-type="float" office:value="14.7658607709059" calcext:value-type="float">
            <text:p>14.7658607709</text:p>
          </table:table-cell>
          <table:table-cell office:value-type="float" office:value="7.19117598053922" calcext:value-type="float">
            <text:p>7.1911759805</text:p>
          </table:table-cell>
          <table:table-cell office:value-type="float" office:value="7.75604" calcext:value-type="float">
            <text:p>7.75604</text:p>
          </table:table-cell>
          <table:table-cell office:value-type="float" office:value="1.4158569655384" calcext:value-type="float">
            <text:p>1.4158569655</text:p>
          </table:table-cell>
          <table:table-cell office:value-type="float" office:value="0.798320727684668" calcext:value-type="float">
            <text:p>0.7983207277</text:p>
          </table:table-cell>
          <table:table-cell office:value-type="float" office:value="1.95919950858365" calcext:value-type="float">
            <text:p>1.9591995086</text:p>
          </table:table-cell>
          <table:table-cell office:value-type="float" office:value="20.0508334165096" calcext:value-type="float">
            <text:p>20.0508334165</text:p>
          </table:table-cell>
          <table:table-cell office:value-type="float" office:value="18.3316698273283" calcext:value-type="float">
            <text:p>18.3316698273</text:p>
          </table:table-cell>
          <table:table-cell office:value-type="float" office:value="2.01916358918133" calcext:value-type="float">
            <text:p>2.0191635892</text:p>
          </table:table-cell>
          <table:table-cell office:value-type="float" office:value="14.753" calcext:value-type="float">
            <text:p>14.753</text:p>
          </table:table-cell>
          <table:table-cell office:value-type="float" office:value="6.28811356593025" calcext:value-type="float">
            <text:p>6.2881135659</text:p>
          </table:table-cell>
        </table:table-row>
        <table:table-row table:style-name="ro1">
          <table:table-cell office:value-type="string" calcext:value-type="string">
            <text:p>Pa-AC-2</text:p>
          </table:table-cell>
          <table:table-cell office:value-type="float" office:value="0.327068437180797" calcext:value-type="float">
            <text:p>0.3270684372</text:p>
          </table:table-cell>
          <table:table-cell office:value-type="float" office:value="4.1" calcext:value-type="float">
            <text:p>4.1</text:p>
          </table:table-cell>
          <table:table-cell office:value-type="float" office:value="0.381" calcext:value-type="float">
            <text:p>0.381</text:p>
          </table:table-cell>
          <table:table-cell office:value-type="float" office:value="60.0399999999992" calcext:value-type="float">
            <text:p>60.04</text:p>
          </table:table-cell>
          <table:table-cell office:value-type="float" office:value="12.8603909054647" calcext:value-type="float">
            <text:p>12.8603909055</text:p>
          </table:table-cell>
          <table:table-cell office:value-type="float" office:value="1.71377672209026" calcext:value-type="float">
            <text:p>1.7137767221</text:p>
          </table:table-cell>
          <table:table-cell office:value-type="float" office:value="65.9723" calcext:value-type="float">
            <text:p>65.9723</text:p>
          </table:table-cell>
          <table:table-cell office:value-type="float" office:value="48.9472" calcext:value-type="float">
            <text:p>48.9472</text:p>
          </table:table-cell>
          <table:table-cell office:value-type="float" office:value="80.7044" calcext:value-type="float">
            <text:p>80.7044</text:p>
          </table:table-cell>
          <table:table-cell office:value-type="float" office:value="14.7562338120992" calcext:value-type="float">
            <text:p>14.7562338121</text:p>
          </table:table-cell>
          <table:table-cell office:value-type="float" office:value="7.30471074380173" calcext:value-type="float">
            <text:p>7.3047107438</text:p>
          </table:table-cell>
          <table:table-cell office:value-type="float" office:value="7.73277" calcext:value-type="float">
            <text:p>7.73277</text:p>
          </table:table-cell>
          <table:table-cell office:value-type="float" office:value="1.4162088874947" calcext:value-type="float">
            <text:p>1.4162088875</text:p>
          </table:table-cell>
          <table:table-cell office:value-type="float" office:value="0.812182817182817" calcext:value-type="float">
            <text:p>0.8121828172</text:p>
          </table:table-cell>
          <table:table-cell office:value-type="float" office:value="1.9640314624718" calcext:value-type="float">
            <text:p>1.9640314625</text:p>
          </table:table-cell>
          <table:table-cell office:value-type="float" office:value="19.9711221945153" calcext:value-type="float">
            <text:p>19.9711221945</text:p>
          </table:table-cell>
          <table:table-cell office:value-type="float" office:value="17.0553615960113" calcext:value-type="float">
            <text:p>17.055361596</text:p>
          </table:table-cell>
          <table:table-cell office:value-type="float" office:value="2.21576059850396" calcext:value-type="float">
            <text:p>2.2157605985</text:p>
          </table:table-cell>
          <table:table-cell office:value-type="float" office:value="14.675" calcext:value-type="float">
            <text:p>14.675</text:p>
          </table:table-cell>
          <table:table-cell office:value-type="float" office:value="6.08173820314574" calcext:value-type="float">
            <text:p>6.0817382031</text:p>
          </table:table-cell>
        </table:table-row>
        <table:table-row table:style-name="ro1">
          <table:table-cell office:value-type="string" calcext:value-type="string">
            <text:p>Pa-AC-2</text:p>
          </table:table-cell>
          <table:table-cell office:value-type="float" office:value="0.327068437180797" calcext:value-type="float">
            <text:p>0.3270684372</text:p>
          </table:table-cell>
          <table:table-cell office:value-type="float" office:value="4.1" calcext:value-type="float">
            <text:p>4.1</text:p>
          </table:table-cell>
          <table:table-cell office:value-type="float" office:value="0.38" calcext:value-type="float">
            <text:p>0.38</text:p>
          </table:table-cell>
          <table:table-cell office:value-type="float" office:value="58.48969889065" calcext:value-type="float">
            <text:p>58.4896988907</text:p>
          </table:table-cell>
          <table:table-cell office:value-type="float" office:value="12.4643568299482" calcext:value-type="float">
            <text:p>12.4643568299</text:p>
          </table:table-cell>
          <table:table-cell office:value-type="float" office:value="1.98005584363782" calcext:value-type="float">
            <text:p>1.9800558436</text:p>
          </table:table-cell>
          <table:table-cell office:value-type="float" office:value="65.5981" calcext:value-type="float">
            <text:p>65.5981</text:p>
          </table:table-cell>
          <table:table-cell office:value-type="float" office:value="48.9204" calcext:value-type="float">
            <text:p>48.9204</text:p>
          </table:table-cell>
          <table:table-cell office:value-type="float" office:value="80.4999" calcext:value-type="float">
            <text:p>80.4999</text:p>
          </table:table-cell>
          <table:table-cell office:value-type="float" office:value="14.7798797549427" calcext:value-type="float">
            <text:p>14.7798797549</text:p>
          </table:table-cell>
          <table:table-cell office:value-type="float" office:value="7.28662290930905" calcext:value-type="float">
            <text:p>7.2866229093</text:p>
          </table:table-cell>
          <table:table-cell office:value-type="float" office:value="7.77297" calcext:value-type="float">
            <text:p>7.77297</text:p>
          </table:table-cell>
          <table:table-cell office:value-type="float" office:value="1.41572040009186" calcext:value-type="float">
            <text:p>1.4157204001</text:p>
          </table:table-cell>
          <table:table-cell office:value-type="float" office:value="0.814731756081313" calcext:value-type="float">
            <text:p>0.8147317561</text:p>
          </table:table-cell>
          <table:table-cell office:value-type="float" office:value="1.95258436650529" calcext:value-type="float">
            <text:p>1.9525843665</text:p>
          </table:table-cell>
          <table:table-cell office:value-type="float" office:value="19.9350833416509" calcext:value-type="float">
            <text:p>19.9350833417</text:p>
          </table:table-cell>
          <table:table-cell office:value-type="float" office:value="18.3316698273283" calcext:value-type="float">
            <text:p>18.3316698273</text:p>
          </table:table-cell>
          <table:table-cell office:value-type="float" office:value="2.01916358918133" calcext:value-type="float">
            <text:p>2.0191635892</text:p>
          </table:table-cell>
          <table:table-cell office:value-type="float" office:value="14.634" calcext:value-type="float">
            <text:p>14.634</text:p>
          </table:table-cell>
          <table:table-cell office:value-type="float" office:value="6.2372026387682" calcext:value-type="float">
            <text:p>6.2372026388</text:p>
          </table:table-cell>
        </table:table-row>
        <table:table-row table:style-name="ro1">
          <table:table-cell office:value-type="string" calcext:value-type="string">
            <text:p>Pa-AC-2</text:p>
          </table:table-cell>
          <table:table-cell office:value-type="float" office:value="0.327068437180797" calcext:value-type="float">
            <text:p>0.3270684372</text:p>
          </table:table-cell>
          <table:table-cell office:value-type="float" office:value="4.1" calcext:value-type="float">
            <text:p>4.1</text:p>
          </table:table-cell>
          <table:table-cell office:value-type="float" office:value="0.378" calcext:value-type="float">
            <text:p>0.378</text:p>
          </table:table-cell>
          <table:table-cell office:value-type="float" office:value="59.3599999999995" calcext:value-type="float">
            <text:p>59.36</text:p>
          </table:table-cell>
          <table:table-cell office:value-type="float" office:value="12.702875399361" calcext:value-type="float">
            <text:p>12.7028753994</text:p>
          </table:table-cell>
          <table:table-cell office:value-type="float" office:value="1.84872611464968" calcext:value-type="float">
            <text:p>1.8487261146</text:p>
          </table:table-cell>
          <table:table-cell office:value-type="float" office:value="65.6817" calcext:value-type="float">
            <text:p>65.6817</text:p>
          </table:table-cell>
          <table:table-cell office:value-type="float" office:value="48.9217" calcext:value-type="float">
            <text:p>48.9217</text:p>
          </table:table-cell>
          <table:table-cell office:value-type="float" office:value="80.7679" calcext:value-type="float">
            <text:p>80.7679</text:p>
          </table:table-cell>
          <table:table-cell office:value-type="float" office:value="14.7743854957698" calcext:value-type="float">
            <text:p>14.7743854958</text:p>
          </table:table-cell>
          <table:table-cell office:value-type="float" office:value="7.25911759805392" calcext:value-type="float">
            <text:p>7.2591175981</text:p>
          </table:table-cell>
          <table:table-cell office:value-type="float" office:value="7.72999" calcext:value-type="float">
            <text:p>7.72999</text:p>
          </table:table-cell>
          <table:table-cell office:value-type="float" office:value="1.41530225487106" calcext:value-type="float">
            <text:p>1.4153022549</text:p>
          </table:table-cell>
          <table:table-cell office:value-type="float" office:value="0.808320727684668" calcext:value-type="float">
            <text:p>0.8083207277</text:p>
          </table:table-cell>
          <table:table-cell office:value-type="float" office:value="1.95919950858365" calcext:value-type="float">
            <text:p>1.9591995086</text:p>
          </table:table-cell>
          <table:table-cell office:value-type="float" office:value="19.7711221945153" calcext:value-type="float">
            <text:p>19.7711221945</text:p>
          </table:table-cell>
          <table:table-cell office:value-type="float" office:value="17.0553615960113" calcext:value-type="float">
            <text:p>17.055361596</text:p>
          </table:table-cell>
          <table:table-cell office:value-type="float" office:value="2.21576059850396" calcext:value-type="float">
            <text:p>2.2157605985</text:p>
          </table:table-cell>
          <table:table-cell office:value-type="float" office:value="14.753" calcext:value-type="float">
            <text:p>14.753</text:p>
          </table:table-cell>
          <table:table-cell office:value-type="float" office:value="6.18811356593025" calcext:value-type="float">
            <text:p>6.1881135659</text:p>
          </table:table-cell>
        </table:table-row>
        <table:table-row table:style-name="ro1">
          <table:table-cell office:value-type="string" calcext:value-type="string">
            <text:p>Pa-AC-2</text:p>
          </table:table-cell>
          <table:table-cell office:value-type="float" office:value="0.327068437180797" calcext:value-type="float">
            <text:p>0.3270684372</text:p>
          </table:table-cell>
          <table:table-cell office:value-type="float" office:value="4.1" calcext:value-type="float">
            <text:p>4.1</text:p>
          </table:table-cell>
          <table:table-cell office:value-type="float" office:value="0.376" calcext:value-type="float">
            <text:p>0.376</text:p>
          </table:table-cell>
          <table:table-cell office:value-type="float" office:value="57.0399999999992" calcext:value-type="float">
            <text:p>57.04</text:p>
          </table:table-cell>
          <table:table-cell office:value-type="float" office:value="12.8603909054647" calcext:value-type="float">
            <text:p>12.8603909055</text:p>
          </table:table-cell>
          <table:table-cell office:value-type="float" office:value="1.71377672209026" calcext:value-type="float">
            <text:p>1.7137767221</text:p>
          </table:table-cell>
          <table:table-cell office:value-type="float" office:value="65.7214" calcext:value-type="float">
            <text:p>65.7214</text:p>
          </table:table-cell>
          <table:table-cell office:value-type="float" office:value="48.5407" calcext:value-type="float">
            <text:p>48.5407</text:p>
          </table:table-cell>
          <table:table-cell office:value-type="float" office:value="80.6841" calcext:value-type="float">
            <text:p>80.6841</text:p>
          </table:table-cell>
          <table:table-cell office:value-type="float" office:value="14.7117336977669" calcext:value-type="float">
            <text:p>14.7117336978</text:p>
          </table:table-cell>
          <table:table-cell office:value-type="float" office:value="7.31471074380173" calcext:value-type="float">
            <text:p>7.3147107438</text:p>
          </table:table-cell>
          <table:table-cell office:value-type="float" office:value="8.06295" calcext:value-type="float">
            <text:p>8.06295</text:p>
          </table:table-cell>
          <table:table-cell office:value-type="float" office:value="1.47613799859821" calcext:value-type="float">
            <text:p>1.4761379986</text:p>
          </table:table-cell>
          <table:table-cell office:value-type="float" office:value="0.733471074380173" calcext:value-type="float">
            <text:p>0.7334710744</text:p>
          </table:table-cell>
          <table:table-cell office:value-type="float" office:value="1.96640314624718" calcext:value-type="float">
            <text:p>1.9664031462</text:p>
          </table:table-cell>
          <table:table-cell office:value-type="float" office:value="20.1508334165096" calcext:value-type="float">
            <text:p>20.1508334165</text:p>
          </table:table-cell>
          <table:table-cell office:value-type="float" office:value="18.3316698273283" calcext:value-type="float">
            <text:p>18.3316698273</text:p>
          </table:table-cell>
          <table:table-cell office:value-type="float" office:value="2.01916358918133" calcext:value-type="float">
            <text:p>2.0191635892</text:p>
          </table:table-cell>
          <table:table-cell office:value-type="float" office:value="14.685" calcext:value-type="float">
            <text:p>14.685</text:p>
          </table:table-cell>
          <table:table-cell office:value-type="float" office:value="6.08173820314574" calcext:value-type="float">
            <text:p>6.0817382031</text:p>
          </table:table-cell>
        </table:table-row>
        <table:table-row table:style-name="ro1">
          <table:table-cell office:value-type="string" calcext:value-type="string">
            <text:p>Pa-AC-2</text:p>
          </table:table-cell>
          <table:table-cell office:value-type="float" office:value="0.327068437180797" calcext:value-type="float">
            <text:p>0.3270684372</text:p>
          </table:table-cell>
          <table:table-cell office:value-type="float" office:value="4.1" calcext:value-type="float">
            <text:p>4.1</text:p>
          </table:table-cell>
          <table:table-cell office:value-type="float" office:value="0.376" calcext:value-type="float">
            <text:p>0.376</text:p>
          </table:table-cell>
          <table:table-cell office:value-type="float" office:value="60.48969889065" calcext:value-type="float">
            <text:p>60.4896988907</text:p>
          </table:table-cell>
          <table:table-cell office:value-type="float" office:value="12.4643568299482" calcext:value-type="float">
            <text:p>12.4643568299</text:p>
          </table:table-cell>
          <table:table-cell office:value-type="float" office:value="1.98005584363782" calcext:value-type="float">
            <text:p>1.9800558436</text:p>
          </table:table-cell>
          <table:table-cell office:value-type="float" office:value="65.7074" calcext:value-type="float">
            <text:p>65.7074</text:p>
          </table:table-cell>
          <table:table-cell office:value-type="float" office:value="49.0774" calcext:value-type="float">
            <text:p>49.0774</text:p>
          </table:table-cell>
          <table:table-cell office:value-type="float" office:value="80.5875" calcext:value-type="float">
            <text:p>80.5875</text:p>
          </table:table-cell>
          <table:table-cell office:value-type="float" office:value="14.7962802683911" calcext:value-type="float">
            <text:p>14.7962802684</text:p>
          </table:table-cell>
          <table:table-cell office:value-type="float" office:value="7.20662290930905" calcext:value-type="float">
            <text:p>7.2066229093</text:p>
          </table:table-cell>
          <table:table-cell office:value-type="float" office:value="8.05162" calcext:value-type="float">
            <text:p>8.05162</text:p>
          </table:table-cell>
          <table:table-cell office:value-type="float" office:value="1.47605535819883" calcext:value-type="float">
            <text:p>1.4760553582</text:p>
          </table:table-cell>
          <table:table-cell office:value-type="float" office:value="0.723662290930905" calcext:value-type="float">
            <text:p>0.7236622909</text:p>
          </table:table-cell>
          <table:table-cell office:value-type="float" office:value="1.95258436650529" calcext:value-type="float">
            <text:p>1.9525843665</text:p>
          </table:table-cell>
          <table:table-cell office:value-type="float" office:value="20.3008334165096" calcext:value-type="float">
            <text:p>20.3008334165</text:p>
          </table:table-cell>
          <table:table-cell office:value-type="float" office:value="17.0553615960113" calcext:value-type="float">
            <text:p>17.055361596</text:p>
          </table:table-cell>
          <table:table-cell office:value-type="float" office:value="2.21576059850396" calcext:value-type="float">
            <text:p>2.2157605985</text:p>
          </table:table-cell>
          <table:table-cell office:value-type="float" office:value="14.614" calcext:value-type="float">
            <text:p>14.614</text:p>
          </table:table-cell>
          <table:table-cell office:value-type="float" office:value="6.21372026387682" calcext:value-type="float">
            <text:p>6.2137202639</text:p>
          </table:table-cell>
        </table:table-row>
        <table:table-row table:style-name="ro1">
          <table:table-cell office:value-type="string" calcext:value-type="string">
            <text:p>Pa-AC-2</text:p>
          </table:table-cell>
          <table:table-cell office:value-type="float" office:value="0.327068437180797" calcext:value-type="float">
            <text:p>0.3270684372</text:p>
          </table:table-cell>
          <table:table-cell office:value-type="float" office:value="4.1" calcext:value-type="float">
            <text:p>4.1</text:p>
          </table:table-cell>
          <table:table-cell office:value-type="float" office:value="0.374" calcext:value-type="float">
            <text:p>0.374</text:p>
          </table:table-cell>
          <table:table-cell office:value-type="float" office:value="59.3599999999995" calcext:value-type="float">
            <text:p>59.36</text:p>
          </table:table-cell>
          <table:table-cell office:value-type="float" office:value="12.702875399361" calcext:value-type="float">
            <text:p>12.7028753994</text:p>
          </table:table-cell>
          <table:table-cell office:value-type="float" office:value="1.84872611464968" calcext:value-type="float">
            <text:p>1.8487261146</text:p>
          </table:table-cell>
          <table:table-cell office:value-type="float" office:value="65.5293" calcext:value-type="float">
            <text:p>65.5293</text:p>
          </table:table-cell>
          <table:table-cell office:value-type="float" office:value="49.2875" calcext:value-type="float">
            <text:p>49.2875</text:p>
          </table:table-cell>
          <table:table-cell office:value-type="float" office:value="80.3842" calcext:value-type="float">
            <text:p>80.3842</text:p>
          </table:table-cell>
          <table:table-cell office:value-type="float" office:value="14.8419744866427" calcext:value-type="float">
            <text:p>14.8419744866</text:p>
          </table:table-cell>
          <table:table-cell office:value-type="float" office:value="7.29117598053922" calcext:value-type="float">
            <text:p>7.2911759805</text:p>
          </table:table-cell>
          <table:table-cell office:value-type="float" office:value="8.05532" calcext:value-type="float">
            <text:p>8.05532</text:p>
          </table:table-cell>
          <table:table-cell office:value-type="float" office:value="1.47658607709059" calcext:value-type="float">
            <text:p>1.4765860771</text:p>
          </table:table-cell>
          <table:table-cell office:value-type="float" office:value="0.719117598053922" calcext:value-type="float">
            <text:p>0.7191175981</text:p>
          </table:table-cell>
          <table:table-cell office:value-type="float" office:value="1.95919950858365" calcext:value-type="float">
            <text:p>1.9591995086</text:p>
          </table:table-cell>
          <table:table-cell office:value-type="float" office:value="19.9911221945153" calcext:value-type="float">
            <text:p>19.9911221945</text:p>
          </table:table-cell>
          <table:table-cell office:value-type="float" office:value="17.0553615960113" calcext:value-type="float">
            <text:p>17.055361596</text:p>
          </table:table-cell>
          <table:table-cell office:value-type="float" office:value="2.21576059850396" calcext:value-type="float">
            <text:p>2.2157605985</text:p>
          </table:table-cell>
          <table:table-cell office:value-type="float" office:value="14.753" calcext:value-type="float">
            <text:p>14.753</text:p>
          </table:table-cell>
          <table:table-cell office:value-type="float" office:value="6.18811356593025" calcext:value-type="float">
            <text:p>6.1881135659</text:p>
          </table:table-cell>
        </table:table-row>
        <table:table-row table:style-name="ro1">
          <table:table-cell office:value-type="string" calcext:value-type="string">
            <text:p>Pa-LIO-1</text:p>
          </table:table-cell>
          <table:table-cell office:value-type="float" office:value="0.341448026125786" calcext:value-type="float">
            <text:p>0.3414480261</text:p>
          </table:table-cell>
          <table:table-cell office:value-type="float" office:value="5.6" calcext:value-type="float">
            <text:p>5.6</text:p>
          </table:table-cell>
          <table:table-cell office:value-type="float" office:value="0.294" calcext:value-type="float">
            <text:p>0.294</text:p>
          </table:table-cell>
          <table:table-cell office:value-type="float" office:value="57.8112609040449" calcext:value-type="float">
            <text:p>57.811260904</text:p>
          </table:table-cell>
          <table:table-cell office:value-type="float" office:value="13.6444" calcext:value-type="float">
            <text:p>13.6444</text:p>
          </table:table-cell>
          <table:table-cell office:value-type="float" office:value="2.94880952380952" calcext:value-type="float">
            <text:p>2.9488095238</text:p>
          </table:table-cell>
          <table:table-cell office:value-type="float" office:value="69.246" calcext:value-type="float">
            <text:p>69.246</text:p>
          </table:table-cell>
          <table:table-cell office:value-type="float" office:value="29.9669" calcext:value-type="float">
            <text:p>29.9669</text:p>
          </table:table-cell>
          <table:table-cell office:value-type="float" office:value="87.4312" calcext:value-type="float">
            <text:p>87.4312</text:p>
          </table:table-cell>
          <table:table-cell office:value-type="float" office:value="14.2752239029947" calcext:value-type="float">
            <text:p>14.275223903</text:p>
          </table:table-cell>
          <table:table-cell office:value-type="float" office:value="7.10218759364712" calcext:value-type="float">
            <text:p>7.1021875936</text:p>
          </table:table-cell>
          <table:table-cell office:value-type="float" office:value="7.73277" calcext:value-type="float">
            <text:p>7.73277</text:p>
          </table:table-cell>
          <table:table-cell office:value-type="float" office:value="1.4162088874947" calcext:value-type="float">
            <text:p>1.4162088875</text:p>
          </table:table-cell>
          <table:table-cell office:value-type="float" office:value="0.812182817182817" calcext:value-type="float">
            <text:p>0.8121828172</text:p>
          </table:table-cell>
          <table:table-cell office:value-type="float" office:value="1.36872529151843" calcext:value-type="float">
            <text:p>1.3687252915</text:p>
          </table:table-cell>
          <table:table-cell office:value-type="float" office:value="19.9058588880591" calcext:value-type="float">
            <text:p>19.9058588881</text:p>
          </table:table-cell>
          <table:table-cell office:value-type="float" office:value="17.4121166791332" calcext:value-type="float">
            <text:p>17.4121166791</text:p>
          </table:table-cell>
          <table:table-cell office:value-type="float" office:value="2.49374220892583" calcext:value-type="float">
            <text:p>2.4937422089</text:p>
          </table:table-cell>
          <table:table-cell office:value-type="float" office:value="16.468" calcext:value-type="float">
            <text:p>16.468</text:p>
          </table:table-cell>
          <table:table-cell office:value-type="float" office:value="5.75367096194194" calcext:value-type="float">
            <text:p>5.7536709619</text:p>
          </table:table-cell>
        </table:table-row>
        <table:table-row table:style-name="ro1">
          <table:table-cell office:value-type="string" calcext:value-type="string">
            <text:p>Pa-LIO-1</text:p>
          </table:table-cell>
          <table:table-cell office:value-type="float" office:value="0.355627623892134" calcext:value-type="float">
            <text:p>0.3556276239</text:p>
          </table:table-cell>
          <table:table-cell office:value-type="float" office:value="5.6" calcext:value-type="float">
            <text:p>5.6</text:p>
          </table:table-cell>
          <table:table-cell office:value-type="float" office:value="0.299" calcext:value-type="float">
            <text:p>0.299</text:p>
          </table:table-cell>
          <table:table-cell office:value-type="float" office:value="58.4683063387324" calcext:value-type="float">
            <text:p>58.4683063387</text:p>
          </table:table-cell>
          <table:table-cell office:value-type="float" office:value="13.8461231015188" calcext:value-type="float">
            <text:p>13.8461231015</text:p>
          </table:table-cell>
          <table:table-cell office:value-type="float" office:value="3.00394166338195" calcext:value-type="float">
            <text:p>3.0039416634</text:p>
          </table:table-cell>
          <table:table-cell office:value-type="float" office:value="73.4968" calcext:value-type="float">
            <text:p>73.4968</text:p>
          </table:table-cell>
          <table:table-cell office:value-type="float" office:value="49.0118" calcext:value-type="float">
            <text:p>49.0118</text:p>
          </table:table-cell>
          <table:table-cell office:value-type="float" office:value="82.4305" calcext:value-type="float">
            <text:p>82.4305</text:p>
          </table:table-cell>
          <table:table-cell office:value-type="float" office:value="14.2752239029947" calcext:value-type="float">
            <text:p>14.275223903</text:p>
          </table:table-cell>
          <table:table-cell office:value-type="float" office:value="7.19689428628312" calcext:value-type="float">
            <text:p>7.1968942863</text:p>
          </table:table-cell>
          <table:table-cell office:value-type="float" office:value="7.77297" calcext:value-type="float">
            <text:p>7.77297</text:p>
          </table:table-cell>
          <table:table-cell office:value-type="float" office:value="1.41572040009186" calcext:value-type="float">
            <text:p>1.4157204001</text:p>
          </table:table-cell>
          <table:table-cell office:value-type="float" office:value="0.814731756081313" calcext:value-type="float">
            <text:p>0.8147317561</text:p>
          </table:table-cell>
          <table:table-cell office:value-type="float" office:value="1.30327814349362" calcext:value-type="float">
            <text:p>1.3032781435</text:p>
          </table:table-cell>
          <table:table-cell office:value-type="float" office:value="20.1715911359563" calcext:value-type="float">
            <text:p>20.171591136</text:p>
          </table:table-cell>
          <table:table-cell office:value-type="float" office:value="17.8778199241373" calcext:value-type="float">
            <text:p>17.8778199241</text:p>
          </table:table-cell>
          <table:table-cell office:value-type="float" office:value="2.29377121181897" calcext:value-type="float">
            <text:p>2.2937712118</text:p>
          </table:table-cell>
          <table:table-cell office:value-type="float" office:value="16.1755" calcext:value-type="float">
            <text:p>16.1755</text:p>
          </table:table-cell>
          <table:table-cell office:value-type="float" office:value="5.77344216603622" calcext:value-type="float">
            <text:p>5.773442166</text:p>
          </table:table-cell>
        </table:table-row>
        <table:table-row table:style-name="ro1">
          <table:table-cell office:value-type="string" calcext:value-type="string">
            <text:p>Pa-LIO-1</text:p>
          </table:table-cell>
          <table:table-cell office:value-type="float" office:value="0.341448026125786" calcext:value-type="float">
            <text:p>0.3414480261</text:p>
          </table:table-cell>
          <table:table-cell office:value-type="float" office:value="5.6" calcext:value-type="float">
            <text:p>5.6</text:p>
          </table:table-cell>
          <table:table-cell office:value-type="float" office:value="0.309" calcext:value-type="float">
            <text:p>0.309</text:p>
          </table:table-cell>
          <table:table-cell office:value-type="float" office:value="61.1987381703473" calcext:value-type="float">
            <text:p>61.1987381703</text:p>
          </table:table-cell>
          <table:table-cell office:value-type="float" office:value="12.9641434262948" calcext:value-type="float">
            <text:p>12.9641434263</text:p>
          </table:table-cell>
          <table:table-cell office:value-type="float" office:value="3.4779353821907" calcext:value-type="float">
            <text:p>3.4779353822</text:p>
          </table:table-cell>
          <table:table-cell office:value-type="float" office:value="73.3908" calcext:value-type="float">
            <text:p>73.3908</text:p>
          </table:table-cell>
          <table:table-cell office:value-type="float" office:value="49.0563" calcext:value-type="float">
            <text:p>49.0563</text:p>
          </table:table-cell>
          <table:table-cell office:value-type="float" office:value="82.4267" calcext:value-type="float">
            <text:p>82.4267</text:p>
          </table:table-cell>
          <table:table-cell office:value-type="float" office:value="14.2885882981734" calcext:value-type="float">
            <text:p>14.2885882982</text:p>
          </table:table-cell>
          <table:table-cell office:value-type="float" office:value="7.10707576706336" calcext:value-type="float">
            <text:p>7.1070757671</text:p>
          </table:table-cell>
          <table:table-cell office:value-type="float" office:value="7.72999" calcext:value-type="float">
            <text:p>7.72999</text:p>
          </table:table-cell>
          <table:table-cell office:value-type="float" office:value="1.41530225487106" calcext:value-type="float">
            <text:p>1.4153022549</text:p>
          </table:table-cell>
          <table:table-cell office:value-type="float" office:value="0.808320727684668" calcext:value-type="float">
            <text:p>0.8083207277</text:p>
          </table:table-cell>
          <table:table-cell office:value-type="float" office:value="1.33851468048366" calcext:value-type="float">
            <text:p>1.3385146805</text:p>
          </table:table-cell>
          <table:table-cell office:value-type="float" office:value="19.958588880591" calcext:value-type="float">
            <text:p>19.9585888806</text:p>
          </table:table-cell>
          <table:table-cell office:value-type="float" office:value="17.4121166791332" calcext:value-type="float">
            <text:p>17.4121166791</text:p>
          </table:table-cell>
          <table:table-cell office:value-type="float" office:value="2.49374220892583" calcext:value-type="float">
            <text:p>2.4937422089</text:p>
          </table:table-cell>
          <table:table-cell office:value-type="float" office:value="16.1805" calcext:value-type="float">
            <text:p>16.1805</text:p>
          </table:table-cell>
          <table:table-cell office:value-type="float" office:value="5.57294927990017" calcext:value-type="float">
            <text:p>5.5729492799</text:p>
          </table:table-cell>
        </table:table-row>
        <table:table-row table:style-name="ro1">
          <table:table-cell office:value-type="string" calcext:value-type="string">
            <text:p>Pa-LIO-1</text:p>
          </table:table-cell>
          <table:table-cell office:value-type="float" office:value="0.341448026125786" calcext:value-type="float">
            <text:p>0.3414480261</text:p>
          </table:table-cell>
          <table:table-cell office:value-type="float" office:value="5.6" calcext:value-type="float">
            <text:p>5.6</text:p>
          </table:table-cell>
          <table:table-cell office:value-type="float" office:value="0.294" calcext:value-type="float">
            <text:p>0.294</text:p>
          </table:table-cell>
          <table:table-cell office:value-type="float" office:value="58.8112609040449" calcext:value-type="float">
            <text:p>58.811260904</text:p>
          </table:table-cell>
          <table:table-cell office:value-type="float" office:value="13.6444" calcext:value-type="float">
            <text:p>13.6444</text:p>
          </table:table-cell>
          <table:table-cell office:value-type="float" office:value="3.04880952380952" calcext:value-type="float">
            <text:p>3.0488095238</text:p>
          </table:table-cell>
          <table:table-cell office:value-type="float" office:value="73.4598" calcext:value-type="float">
            <text:p>73.4598</text:p>
          </table:table-cell>
          <table:table-cell office:value-type="float" office:value="49.0128" calcext:value-type="float">
            <text:p>49.0128</text:p>
          </table:table-cell>
          <table:table-cell office:value-type="float" office:value="82.428" calcext:value-type="float">
            <text:p>82.428</text:p>
          </table:table-cell>
          <table:table-cell office:value-type="float" office:value="14.2774660486491" calcext:value-type="float">
            <text:p>14.2774660486</text:p>
          </table:table-cell>
          <table:table-cell office:value-type="float" office:value="7.13218759364712" calcext:value-type="float">
            <text:p>7.1321875936</text:p>
          </table:table-cell>
          <table:table-cell office:value-type="float" office:value="8.06295" calcext:value-type="float">
            <text:p>8.06295</text:p>
          </table:table-cell>
          <table:table-cell office:value-type="float" office:value="1.47613799859821" calcext:value-type="float">
            <text:p>1.4761379986</text:p>
          </table:table-cell>
          <table:table-cell office:value-type="float" office:value="0.733471074380173" calcext:value-type="float">
            <text:p>0.7334710744</text:p>
          </table:table-cell>
          <table:table-cell office:value-type="float" office:value="1.34872529151843" calcext:value-type="float">
            <text:p>1.3487252915</text:p>
          </table:table-cell>
          <table:table-cell office:value-type="float" office:value="20.1015911359563" calcext:value-type="float">
            <text:p>20.101591136</text:p>
          </table:table-cell>
          <table:table-cell office:value-type="float" office:value="17.8778199241373" calcext:value-type="float">
            <text:p>17.8778199241</text:p>
          </table:table-cell>
          <table:table-cell office:value-type="float" office:value="2.29377121181897" calcext:value-type="float">
            <text:p>2.2937712118</text:p>
          </table:table-cell>
          <table:table-cell office:value-type="float" office:value="16.468" calcext:value-type="float">
            <text:p>16.468</text:p>
          </table:table-cell>
          <table:table-cell office:value-type="float" office:value="5.75367096194194" calcext:value-type="float">
            <text:p>5.7536709619</text:p>
          </table:table-cell>
        </table:table-row>
        <table:table-row table:style-name="ro1">
          <table:table-cell office:value-type="string" calcext:value-type="string">
            <text:p>Pa-LIO-1</text:p>
          </table:table-cell>
          <table:table-cell office:value-type="float" office:value="0.355627623892134" calcext:value-type="float">
            <text:p>0.3556276239</text:p>
          </table:table-cell>
          <table:table-cell office:value-type="float" office:value="5.6" calcext:value-type="float">
            <text:p>5.6</text:p>
          </table:table-cell>
          <table:table-cell office:value-type="float" office:value="0.299" calcext:value-type="float">
            <text:p>0.299</text:p>
          </table:table-cell>
          <table:table-cell office:value-type="float" office:value="58.4683063387324" calcext:value-type="float">
            <text:p>58.4683063387</text:p>
          </table:table-cell>
          <table:table-cell office:value-type="float" office:value="13.8461231015188" calcext:value-type="float">
            <text:p>13.8461231015</text:p>
          </table:table-cell>
          <table:table-cell office:value-type="float" office:value="3.00394166338195" calcext:value-type="float">
            <text:p>3.0039416634</text:p>
          </table:table-cell>
          <table:table-cell office:value-type="float" office:value="73.7294" calcext:value-type="float">
            <text:p>73.7294</text:p>
          </table:table-cell>
          <table:table-cell office:value-type="float" office:value="48.7224" calcext:value-type="float">
            <text:p>48.7224</text:p>
          </table:table-cell>
          <table:table-cell office:value-type="float" office:value="82.6492" calcext:value-type="float">
            <text:p>82.6492</text:p>
          </table:table-cell>
          <table:table-cell office:value-type="float" office:value="14.2143009098438" calcext:value-type="float">
            <text:p>14.2143009098</text:p>
          </table:table-cell>
          <table:table-cell office:value-type="float" office:value="7.15689428628312" calcext:value-type="float">
            <text:p>7.1568942863</text:p>
          </table:table-cell>
          <table:table-cell office:value-type="float" office:value="8.05162" calcext:value-type="float">
            <text:p>8.05162</text:p>
          </table:table-cell>
          <table:table-cell office:value-type="float" office:value="1.47605535819883" calcext:value-type="float">
            <text:p>1.4760553582</text:p>
          </table:table-cell>
          <table:table-cell office:value-type="float" office:value="0.723662290930905" calcext:value-type="float">
            <text:p>0.7236622909</text:p>
          </table:table-cell>
          <table:table-cell office:value-type="float" office:value="1.3327814349362" calcext:value-type="float">
            <text:p>1.3327814349</text:p>
          </table:table-cell>
          <table:table-cell office:value-type="float" office:value="19.9958588880591" calcext:value-type="float">
            <text:p>19.9958588881</text:p>
          </table:table-cell>
          <table:table-cell office:value-type="float" office:value="17.4121166791332" calcext:value-type="float">
            <text:p>17.4121166791</text:p>
          </table:table-cell>
          <table:table-cell office:value-type="float" office:value="2.49374220892583" calcext:value-type="float">
            <text:p>2.4937422089</text:p>
          </table:table-cell>
          <table:table-cell office:value-type="float" office:value="16.1755" calcext:value-type="float">
            <text:p>16.1755</text:p>
          </table:table-cell>
          <table:table-cell office:value-type="float" office:value="5.67344216603622" calcext:value-type="float">
            <text:p>5.673442166</text:p>
          </table:table-cell>
        </table:table-row>
        <table:table-row table:style-name="ro1">
          <table:table-cell office:value-type="string" calcext:value-type="string">
            <text:p>Pa-LIO-1</text:p>
          </table:table-cell>
          <table:table-cell office:value-type="float" office:value="0.341448026125786" calcext:value-type="float">
            <text:p>0.3414480261</text:p>
          </table:table-cell>
          <table:table-cell office:value-type="float" office:value="5.6" calcext:value-type="float">
            <text:p>5.6</text:p>
          </table:table-cell>
          <table:table-cell office:value-type="float" office:value="0.309" calcext:value-type="float">
            <text:p>0.309</text:p>
          </table:table-cell>
          <table:table-cell office:value-type="float" office:value="60.1987381703473" calcext:value-type="float">
            <text:p>60.1987381703</text:p>
          </table:table-cell>
          <table:table-cell office:value-type="float" office:value="13.0641434262948" calcext:value-type="float">
            <text:p>13.0641434263</text:p>
          </table:table-cell>
          <table:table-cell office:value-type="float" office:value="3.0779353821907" calcext:value-type="float">
            <text:p>3.0779353822</text:p>
          </table:table-cell>
          <table:table-cell office:value-type="float" office:value="73.2637" calcext:value-type="float">
            <text:p>73.2637</text:p>
          </table:table-cell>
          <table:table-cell office:value-type="float" office:value="49.1745" calcext:value-type="float">
            <text:p>49.1745</text:p>
          </table:table-cell>
          <table:table-cell office:value-type="float" office:value="82.1361" calcext:value-type="float">
            <text:p>82.1361</text:p>
          </table:table-cell>
          <table:table-cell office:value-type="float" office:value="14.3147730617081" calcext:value-type="float">
            <text:p>14.3147730617</text:p>
          </table:table-cell>
          <table:table-cell office:value-type="float" office:value="7.16707576706336" calcext:value-type="float">
            <text:p>7.1670757671</text:p>
          </table:table-cell>
          <table:table-cell office:value-type="float" office:value="8.05532" calcext:value-type="float">
            <text:p>8.05532</text:p>
          </table:table-cell>
          <table:table-cell office:value-type="float" office:value="1.47658607709059" calcext:value-type="float">
            <text:p>1.4765860771</text:p>
          </table:table-cell>
          <table:table-cell office:value-type="float" office:value="0.719117598053922" calcext:value-type="float">
            <text:p>0.7191175981</text:p>
          </table:table-cell>
          <table:table-cell office:value-type="float" office:value="1.32851468048366" calcext:value-type="float">
            <text:p>1.3285146805</text:p>
          </table:table-cell>
          <table:table-cell office:value-type="float" office:value="19.9715911359563" calcext:value-type="float">
            <text:p>19.971591136</text:p>
          </table:table-cell>
          <table:table-cell office:value-type="float" office:value="17.8778199241373" calcext:value-type="float">
            <text:p>17.8778199241</text:p>
          </table:table-cell>
          <table:table-cell office:value-type="float" office:value="2.29377121181897" calcext:value-type="float">
            <text:p>2.2937712118</text:p>
          </table:table-cell>
          <table:table-cell office:value-type="float" office:value="16.1805" calcext:value-type="float">
            <text:p>16.1805</text:p>
          </table:table-cell>
          <table:table-cell office:value-type="float" office:value="5.67294927990017" calcext:value-type="float">
            <text:p>5.6729492799</text:p>
          </table:table-cell>
        </table:table-row>
        <table:table-row table:style-name="ro1">
          <table:table-cell office:value-type="string" calcext:value-type="string">
            <text:p>Pa-LIO-1</text:p>
          </table:table-cell>
          <table:table-cell office:value-type="float" office:value="0.341448026125786" calcext:value-type="float">
            <text:p>0.3414480261</text:p>
          </table:table-cell>
          <table:table-cell office:value-type="float" office:value="5.6" calcext:value-type="float">
            <text:p>5.6</text:p>
          </table:table-cell>
          <table:table-cell office:value-type="float" office:value="0.293" calcext:value-type="float">
            <text:p>0.293</text:p>
          </table:table-cell>
          <table:table-cell office:value-type="float" office:value="60.8112609040449" calcext:value-type="float">
            <text:p>60.811260904</text:p>
          </table:table-cell>
          <table:table-cell office:value-type="float" office:value="13.6444" calcext:value-type="float">
            <text:p>13.6444</text:p>
          </table:table-cell>
          <table:table-cell office:value-type="float" office:value="3.04880952380952" calcext:value-type="float">
            <text:p>3.0488095238</text:p>
          </table:table-cell>
          <table:table-cell office:value-type="float" office:value="73.2585" calcext:value-type="float">
            <text:p>73.2585</text:p>
          </table:table-cell>
          <table:table-cell office:value-type="float" office:value="49.1853" calcext:value-type="float">
            <text:p>49.1853</text:p>
          </table:table-cell>
          <table:table-cell office:value-type="float" office:value="82.1766" calcext:value-type="float">
            <text:p>82.1766</text:p>
          </table:table-cell>
          <table:table-cell office:value-type="float" office:value="14.3169598332921" calcext:value-type="float">
            <text:p>14.3169598333</text:p>
          </table:table-cell>
          <table:table-cell office:value-type="float" office:value="7.10218759364712" calcext:value-type="float">
            <text:p>7.1021875936</text:p>
          </table:table-cell>
          <table:table-cell office:value-type="float" office:value="8.07044" calcext:value-type="float">
            <text:p>8.07044</text:p>
          </table:table-cell>
          <table:table-cell office:value-type="float" office:value="1.47562338120992" calcext:value-type="float">
            <text:p>1.4756233812</text:p>
          </table:table-cell>
          <table:table-cell office:value-type="float" office:value="0.730471074380173" calcext:value-type="float">
            <text:p>0.7304710744</text:p>
          </table:table-cell>
          <table:table-cell office:value-type="float" office:value="1.34872529151843" calcext:value-type="float">
            <text:p>1.3487252915</text:p>
          </table:table-cell>
          <table:table-cell office:value-type="float" office:value="19.9058588880591" calcext:value-type="float">
            <text:p>19.9058588881</text:p>
          </table:table-cell>
          <table:table-cell office:value-type="float" office:value="17.4121166791332" calcext:value-type="float">
            <text:p>17.4121166791</text:p>
          </table:table-cell>
          <table:table-cell office:value-type="float" office:value="2.49374220892583" calcext:value-type="float">
            <text:p>2.4937422089</text:p>
          </table:table-cell>
          <table:table-cell office:value-type="float" office:value="16.468" calcext:value-type="float">
            <text:p>16.468</text:p>
          </table:table-cell>
          <table:table-cell office:value-type="float" office:value="5.75367096194194" calcext:value-type="float">
            <text:p>5.7536709619</text:p>
          </table:table-cell>
        </table:table-row>
        <table:table-row table:style-name="ro1">
          <table:table-cell office:value-type="string" calcext:value-type="string">
            <text:p>Pa-LIO-1</text:p>
          </table:table-cell>
          <table:table-cell office:value-type="float" office:value="0.355627623892134" calcext:value-type="float">
            <text:p>0.3556276239</text:p>
          </table:table-cell>
          <table:table-cell office:value-type="float" office:value="5.6" calcext:value-type="float">
            <text:p>5.6</text:p>
          </table:table-cell>
          <table:table-cell office:value-type="float" office:value="0.297" calcext:value-type="float">
            <text:p>0.297</text:p>
          </table:table-cell>
          <table:table-cell office:value-type="float" office:value="59.4683063387324" calcext:value-type="float">
            <text:p>59.4683063387</text:p>
          </table:table-cell>
          <table:table-cell office:value-type="float" office:value="13.8461231015188" calcext:value-type="float">
            <text:p>13.8461231015</text:p>
          </table:table-cell>
          <table:table-cell office:value-type="float" office:value="3.00394166338195" calcext:value-type="float">
            <text:p>3.0039416634</text:p>
          </table:table-cell>
          <table:table-cell office:value-type="float" office:value="71.6858" calcext:value-type="float">
            <text:p>71.6858</text:p>
          </table:table-cell>
          <table:table-cell office:value-type="float" office:value="47.8956" calcext:value-type="float">
            <text:p>47.8956</text:p>
          </table:table-cell>
          <table:table-cell office:value-type="float" office:value="82.5629" calcext:value-type="float">
            <text:p>82.5629</text:p>
          </table:table-cell>
          <table:table-cell office:value-type="float" office:value="14.196765547289" calcext:value-type="float">
            <text:p>14.1967655473</text:p>
          </table:table-cell>
          <table:table-cell office:value-type="float" office:value="7.18689428628312" calcext:value-type="float">
            <text:p>7.1868942863</text:p>
          </table:table-cell>
          <table:table-cell office:value-type="float" office:value="8.04999" calcext:value-type="float">
            <text:p>8.04999</text:p>
          </table:table-cell>
          <table:table-cell office:value-type="float" office:value="1.47798797549427" calcext:value-type="float">
            <text:p>1.4779879755</text:p>
          </table:table-cell>
          <table:table-cell office:value-type="float" office:value="0.728662290930905" calcext:value-type="float">
            <text:p>0.7286622909</text:p>
          </table:table-cell>
          <table:table-cell office:value-type="float" office:value="1.31327814349362" calcext:value-type="float">
            <text:p>1.3132781435</text:p>
          </table:table-cell>
          <table:table-cell office:value-type="float" office:value="19.9458588880591" calcext:value-type="float">
            <text:p>19.9458588881</text:p>
          </table:table-cell>
          <table:table-cell office:value-type="float" office:value="17.8778199241373" calcext:value-type="float">
            <text:p>17.8778199241</text:p>
          </table:table-cell>
          <table:table-cell office:value-type="float" office:value="2.29377121181897" calcext:value-type="float">
            <text:p>2.2937712118</text:p>
          </table:table-cell>
          <table:table-cell office:value-type="float" office:value="16.1755" calcext:value-type="float">
            <text:p>16.1755</text:p>
          </table:table-cell>
          <table:table-cell office:value-type="float" office:value="5.77344216603622" calcext:value-type="float">
            <text:p>5.773442166</text:p>
          </table:table-cell>
        </table:table-row>
        <table:table-row table:style-name="ro1">
          <table:table-cell office:value-type="string" calcext:value-type="string">
            <text:p>Pa-LIO-1</text:p>
          </table:table-cell>
          <table:table-cell office:value-type="float" office:value="0.341448026125786" calcext:value-type="float">
            <text:p>0.3414480261</text:p>
          </table:table-cell>
          <table:table-cell office:value-type="float" office:value="5.6" calcext:value-type="float">
            <text:p>5.6</text:p>
          </table:table-cell>
          <table:table-cell office:value-type="float" office:value="0.308" calcext:value-type="float">
            <text:p>0.308</text:p>
          </table:table-cell>
          <table:table-cell office:value-type="float" office:value="58.1987381703473" calcext:value-type="float">
            <text:p>58.1987381703</text:p>
          </table:table-cell>
          <table:table-cell office:value-type="float" office:value="12.9641434262948" calcext:value-type="float">
            <text:p>12.9641434263</text:p>
          </table:table-cell>
          <table:table-cell office:value-type="float" office:value="3.1779353821907" calcext:value-type="float">
            <text:p>3.1779353822</text:p>
          </table:table-cell>
          <table:table-cell office:value-type="float" office:value="71.7331" calcext:value-type="float">
            <text:p>71.7331</text:p>
          </table:table-cell>
          <table:table-cell office:value-type="float" office:value="47.881" calcext:value-type="float">
            <text:p>47.881</text:p>
          </table:table-cell>
          <table:table-cell office:value-type="float" office:value="82.5985" calcext:value-type="float">
            <text:p>82.5985</text:p>
          </table:table-cell>
          <table:table-cell office:value-type="float" office:value="14.1914887878585" calcext:value-type="float">
            <text:p>14.1914887879</text:p>
          </table:table-cell>
          <table:table-cell office:value-type="float" office:value="7.12707576706336" calcext:value-type="float">
            <text:p>7.1270757671</text:p>
          </table:table-cell>
          <table:table-cell office:value-type="float" office:value="8.07679" calcext:value-type="float">
            <text:p>8.07679</text:p>
          </table:table-cell>
          <table:table-cell office:value-type="float" office:value="1.47743854957698" calcext:value-type="float">
            <text:p>1.4774385496</text:p>
          </table:table-cell>
          <table:table-cell office:value-type="float" office:value="0.725911759805392" calcext:value-type="float">
            <text:p>0.7259117598</text:p>
          </table:table-cell>
          <table:table-cell office:value-type="float" office:value="1.32851468048366" calcext:value-type="float">
            <text:p>1.3285146805</text:p>
          </table:table-cell>
          <table:table-cell office:value-type="float" office:value="20.1315911359563" calcext:value-type="float">
            <text:p>20.131591136</text:p>
          </table:table-cell>
          <table:table-cell office:value-type="float" office:value="17.8778199241373" calcext:value-type="float">
            <text:p>17.8778199241</text:p>
          </table:table-cell>
          <table:table-cell office:value-type="float" office:value="2.29377121181897" calcext:value-type="float">
            <text:p>2.2937712118</text:p>
          </table:table-cell>
          <table:table-cell office:value-type="float" office:value="16.1805" calcext:value-type="float">
            <text:p>16.1805</text:p>
          </table:table-cell>
          <table:table-cell office:value-type="float" office:value="5.68294927990017" calcext:value-type="float">
            <text:p>5.6829492799</text:p>
          </table:table-cell>
        </table:table-row>
        <table:table-row table:style-name="ro1">
          <table:table-cell office:value-type="string" calcext:value-type="string">
            <text:p>Pa-LIO-2</text:p>
          </table:table-cell>
          <table:table-cell office:value-type="float" office:value="0.327191949707888" calcext:value-type="float">
            <text:p>0.3271919497</text:p>
          </table:table-cell>
          <table:table-cell office:value-type="float" office:value="5.3" calcext:value-type="float">
            <text:p>5.3</text:p>
          </table:table-cell>
          <table:table-cell office:value-type="float" office:value="0.314" calcext:value-type="float">
            <text:p>0.314</text:p>
          </table:table-cell>
          <table:table-cell office:value-type="float" office:value="65.8449304174956" calcext:value-type="float">
            <text:p>65.8449304175</text:p>
          </table:table-cell>
          <table:table-cell office:value-type="float" office:value="14.5275119617225" calcext:value-type="float">
            <text:p>14.5275119617</text:p>
          </table:table-cell>
          <table:table-cell office:value-type="float" office:value="3.52941176470588" calcext:value-type="float">
            <text:p>3.5294117647</text:p>
          </table:table-cell>
          <table:table-cell office:value-type="float" office:value="76.7795" calcext:value-type="float">
            <text:p>76.7795</text:p>
          </table:table-cell>
          <table:table-cell office:value-type="float" office:value="52.9242" calcext:value-type="float">
            <text:p>52.9242</text:p>
          </table:table-cell>
          <table:table-cell office:value-type="float" office:value="82.9576" calcext:value-type="float">
            <text:p>82.9576</text:p>
          </table:table-cell>
          <table:table-cell office:value-type="float" office:value="14.7732723652339" calcext:value-type="float">
            <text:p>14.7732723652</text:p>
          </table:table-cell>
          <table:table-cell office:value-type="float" office:value="6.00193288232756" calcext:value-type="float">
            <text:p>6.0019328823</text:p>
          </table:table-cell>
          <table:table-cell office:value-type="float" office:value="8.06295" calcext:value-type="float">
            <text:p>8.06295</text:p>
          </table:table-cell>
          <table:table-cell office:value-type="float" office:value="1.47613799859821" calcext:value-type="float">
            <text:p>1.4761379986</text:p>
          </table:table-cell>
          <table:table-cell office:value-type="float" office:value="0.733471074380173" calcext:value-type="float">
            <text:p>0.7334710744</text:p>
          </table:table-cell>
          <table:table-cell office:value-type="float" office:value="1.4275304716482" calcext:value-type="float">
            <text:p>1.4275304716</text:p>
          </table:table-cell>
          <table:table-cell office:value-type="float" office:value="17.7352045148092" calcext:value-type="float">
            <text:p>17.7352045148</text:p>
          </table:table-cell>
          <table:table-cell office:value-type="float" office:value="13.7441941766978" calcext:value-type="float">
            <text:p>13.7441941767</text:p>
          </table:table-cell>
          <table:table-cell office:value-type="float" office:value="3.99101033811139" calcext:value-type="float">
            <text:p>3.9910103381</text:p>
          </table:table-cell>
          <table:table-cell office:value-type="float" office:value="14.054" calcext:value-type="float">
            <text:p>14.054</text:p>
          </table:table-cell>
          <table:table-cell office:value-type="float" office:value="5.79531442663378" calcext:value-type="float">
            <text:p>5.7953144266</text:p>
          </table:table-cell>
        </table:table-row>
        <table:table-row table:style-name="ro1">
          <table:table-cell office:value-type="string" calcext:value-type="string">
            <text:p>Pa-LIO-2</text:p>
          </table:table-cell>
          <table:table-cell office:value-type="float" office:value="0.312959260740148" calcext:value-type="float">
            <text:p>0.3129592607</text:p>
          </table:table-cell>
          <table:table-cell office:value-type="float" office:value="5.3" calcext:value-type="float">
            <text:p>5.3</text:p>
          </table:table-cell>
          <table:table-cell office:value-type="float" office:value="0.327" calcext:value-type="float">
            <text:p>0.327</text:p>
          </table:table-cell>
          <table:table-cell office:value-type="float" office:value="63.0379249361379" calcext:value-type="float">
            <text:p>63.0379249361</text:p>
          </table:table-cell>
          <table:table-cell office:value-type="float" office:value="14.289641434263" calcext:value-type="float">
            <text:p>14.2896414343</text:p>
          </table:table-cell>
          <table:table-cell office:value-type="float" office:value="3.59512578616352" calcext:value-type="float">
            <text:p>3.5951257862</text:p>
          </table:table-cell>
          <table:table-cell office:value-type="float" office:value="76.8" calcext:value-type="float">
            <text:p>76.8</text:p>
          </table:table-cell>
          <table:table-cell office:value-type="float" office:value="52.7954" calcext:value-type="float">
            <text:p>52.7954</text:p>
          </table:table-cell>
          <table:table-cell office:value-type="float" office:value="82.9696" calcext:value-type="float">
            <text:p>82.9696</text:p>
          </table:table-cell>
          <table:table-cell office:value-type="float" office:value="14.7507529830134" calcext:value-type="float">
            <text:p>14.750752983</text:p>
          </table:table-cell>
          <table:table-cell office:value-type="float" office:value="6.14195783232843" calcext:value-type="float">
            <text:p>6.1419578323</text:p>
          </table:table-cell>
          <table:table-cell office:value-type="float" office:value="8.05162" calcext:value-type="float">
            <text:p>8.05162</text:p>
          </table:table-cell>
          <table:table-cell office:value-type="float" office:value="1.47605535819883" calcext:value-type="float">
            <text:p>1.4760553582</text:p>
          </table:table-cell>
          <table:table-cell office:value-type="float" office:value="0.723662290930905" calcext:value-type="float">
            <text:p>0.7236622909</text:p>
          </table:table-cell>
          <table:table-cell office:value-type="float" office:value="1.40879399434533" calcext:value-type="float">
            <text:p>1.4087939943</text:p>
          </table:table-cell>
          <table:table-cell office:value-type="float" office:value="16.9728757680225" calcext:value-type="float">
            <text:p>16.972875768</text:p>
          </table:table-cell>
          <table:table-cell office:value-type="float" office:value="12.7818572356275" calcext:value-type="float">
            <text:p>12.7818572356</text:p>
          </table:table-cell>
          <table:table-cell office:value-type="float" office:value="4.19101853239495" calcext:value-type="float">
            <text:p>4.1910185324</text:p>
          </table:table-cell>
          <table:table-cell office:value-type="float" office:value="13.935" calcext:value-type="float">
            <text:p>13.935</text:p>
          </table:table-cell>
          <table:table-cell office:value-type="float" office:value="5.89548013189886" calcext:value-type="float">
            <text:p>5.8954801319</text:p>
          </table:table-cell>
        </table:table-row>
        <table:table-row table:style-name="ro1">
          <table:table-cell office:value-type="string" calcext:value-type="string">
            <text:p>Pa-LIO-2</text:p>
          </table:table-cell>
          <table:table-cell office:value-type="float" office:value="0.267720886271516" calcext:value-type="float">
            <text:p>0.2677208863</text:p>
          </table:table-cell>
          <table:table-cell office:value-type="float" office:value="5.3" calcext:value-type="float">
            <text:p>5.3</text:p>
          </table:table-cell>
          <table:table-cell office:value-type="float" office:value="0.328" calcext:value-type="float">
            <text:p>0.328</text:p>
          </table:table-cell>
          <table:table-cell office:value-type="float" office:value="63.6689216076403" calcext:value-type="float">
            <text:p>63.6689216076</text:p>
          </table:table-cell>
          <table:table-cell office:value-type="float" office:value="14.4531312325489" calcext:value-type="float">
            <text:p>14.4531312325</text:p>
          </table:table-cell>
          <table:table-cell office:value-type="float" office:value="3.77800000000001" calcext:value-type="float">
            <text:p>3.778</text:p>
          </table:table-cell>
          <table:table-cell office:value-type="float" office:value="76.6251" calcext:value-type="float">
            <text:p>76.6251</text:p>
          </table:table-cell>
          <table:table-cell office:value-type="float" office:value="52.5852" calcext:value-type="float">
            <text:p>52.5852</text:p>
          </table:table-cell>
          <table:table-cell office:value-type="float" office:value="82.9055" calcext:value-type="float">
            <text:p>82.9055</text:p>
          </table:table-cell>
          <table:table-cell office:value-type="float" office:value="14.7226519690268" calcext:value-type="float">
            <text:p>14.722651969</text:p>
          </table:table-cell>
          <table:table-cell office:value-type="float" office:value="6.0640389164696" calcext:value-type="float">
            <text:p>6.0640389165</text:p>
          </table:table-cell>
          <table:table-cell office:value-type="float" office:value="8.05532" calcext:value-type="float">
            <text:p>8.05532</text:p>
          </table:table-cell>
          <table:table-cell office:value-type="float" office:value="1.47658607709059" calcext:value-type="float">
            <text:p>1.4765860771</text:p>
          </table:table-cell>
          <table:table-cell office:value-type="float" office:value="0.719117598053922" calcext:value-type="float">
            <text:p>0.7191175981</text:p>
          </table:table-cell>
          <table:table-cell office:value-type="float" office:value="1.42034297682937" calcext:value-type="float">
            <text:p>1.4203429768</text:p>
          </table:table-cell>
          <table:table-cell office:value-type="float" office:value="16.9452045148092" calcext:value-type="float">
            <text:p>16.9452045148</text:p>
          </table:table-cell>
          <table:table-cell office:value-type="float" office:value="13.7441941766978" calcext:value-type="float">
            <text:p>13.7441941767</text:p>
          </table:table-cell>
          <table:table-cell office:value-type="float" office:value="3.99101033811139" calcext:value-type="float">
            <text:p>3.9910103381</text:p>
          </table:table-cell>
          <table:table-cell office:value-type="float" office:value="13.997" calcext:value-type="float">
            <text:p>13.997</text:p>
          </table:table-cell>
          <table:table-cell office:value-type="float" office:value="5.66421217472422" calcext:value-type="float">
            <text:p>5.6642121747</text:p>
          </table:table-cell>
        </table:table-row>
        <table:table-row table:style-name="ro1">
          <table:table-cell office:value-type="string" calcext:value-type="string">
            <text:p>Pa-LIO-2</text:p>
          </table:table-cell>
          <table:table-cell office:value-type="float" office:value="0.327191949707888" calcext:value-type="float">
            <text:p>0.3271919497</text:p>
          </table:table-cell>
          <table:table-cell office:value-type="float" office:value="5.3" calcext:value-type="float">
            <text:p>5.3</text:p>
          </table:table-cell>
          <table:table-cell office:value-type="float" office:value="0.31" calcext:value-type="float">
            <text:p>0.31</text:p>
          </table:table-cell>
          <table:table-cell office:value-type="float" office:value="64.8449304174955" calcext:value-type="float">
            <text:p>64.8449304175</text:p>
          </table:table-cell>
          <table:table-cell office:value-type="float" office:value="14.5275119617225" calcext:value-type="float">
            <text:p>14.5275119617</text:p>
          </table:table-cell>
          <table:table-cell office:value-type="float" office:value="3.52941176470588" calcext:value-type="float">
            <text:p>3.5294117647</text:p>
          </table:table-cell>
          <table:table-cell office:value-type="float" office:value="76.7522" calcext:value-type="float">
            <text:p>76.7522</text:p>
          </table:table-cell>
          <table:table-cell office:value-type="float" office:value="51.9786" calcext:value-type="float">
            <text:p>51.9786</text:p>
          </table:table-cell>
          <table:table-cell office:value-type="float" office:value="83.0817" calcext:value-type="float">
            <text:p>83.0817</text:p>
          </table:table-cell>
          <table:table-cell office:value-type="float" office:value="14.6152961746661" calcext:value-type="float">
            <text:p>14.6152961747</text:p>
          </table:table-cell>
          <table:table-cell office:value-type="float" office:value="6.0193288232756" calcext:value-type="float">
            <text:p>6.0193288233</text:p>
          </table:table-cell>
          <table:table-cell office:value-type="float" office:value="8.07044" calcext:value-type="float">
            <text:p>8.07044</text:p>
          </table:table-cell>
          <table:table-cell office:value-type="float" office:value="1.47562338120992" calcext:value-type="float">
            <text:p>1.4756233812</text:p>
          </table:table-cell>
          <table:table-cell office:value-type="float" office:value="0.730471074380173" calcext:value-type="float">
            <text:p>0.7304710744</text:p>
          </table:table-cell>
          <table:table-cell office:value-type="float" office:value="1.4275304716482" calcext:value-type="float">
            <text:p>1.4275304716</text:p>
          </table:table-cell>
          <table:table-cell office:value-type="float" office:value="16.9128757680225" calcext:value-type="float">
            <text:p>16.912875768</text:p>
          </table:table-cell>
          <table:table-cell office:value-type="float" office:value="12.7818572356275" calcext:value-type="float">
            <text:p>12.7818572356</text:p>
          </table:table-cell>
          <table:table-cell office:value-type="float" office:value="4.19101853239495" calcext:value-type="float">
            <text:p>4.1910185324</text:p>
          </table:table-cell>
          <table:table-cell office:value-type="float" office:value="13.954" calcext:value-type="float">
            <text:p>13.954</text:p>
          </table:table-cell>
          <table:table-cell office:value-type="float" office:value="5.7531442663378" calcext:value-type="float">
            <text:p>5.7531442663</text:p>
          </table:table-cell>
        </table:table-row>
        <table:table-row table:style-name="ro1">
          <table:table-cell office:value-type="string" calcext:value-type="string">
            <text:p>Pa-LIO-2</text:p>
          </table:table-cell>
          <table:table-cell office:value-type="float" office:value="0.312959260740148" calcext:value-type="float">
            <text:p>0.3129592607</text:p>
          </table:table-cell>
          <table:table-cell office:value-type="float" office:value="5.3" calcext:value-type="float">
            <text:p>5.3</text:p>
          </table:table-cell>
          <table:table-cell office:value-type="float" office:value="0.323" calcext:value-type="float">
            <text:p>0.323</text:p>
          </table:table-cell>
          <table:table-cell office:value-type="float" office:value="63.0379249361379" calcext:value-type="float">
            <text:p>63.0379249361</text:p>
          </table:table-cell>
          <table:table-cell office:value-type="float" office:value="14.289641434263" calcext:value-type="float">
            <text:p>14.2896414343</text:p>
          </table:table-cell>
          <table:table-cell office:value-type="float" office:value="3.69512578616352" calcext:value-type="float">
            <text:p>3.6951257862</text:p>
          </table:table-cell>
          <table:table-cell office:value-type="float" office:value="76.6032" calcext:value-type="float">
            <text:p>76.6032</text:p>
          </table:table-cell>
          <table:table-cell office:value-type="float" office:value="52.1569" calcext:value-type="float">
            <text:p>52.1569</text:p>
          </table:table-cell>
          <table:table-cell office:value-type="float" office:value="83.0314" calcext:value-type="float">
            <text:p>83.0314</text:p>
          </table:table-cell>
          <table:table-cell office:value-type="float" office:value="14.6517186109148" calcext:value-type="float">
            <text:p>14.6517186109</text:p>
          </table:table-cell>
          <table:table-cell office:value-type="float" office:value="6.04195783232843" calcext:value-type="float">
            <text:p>6.0419578323</text:p>
          </table:table-cell>
          <table:table-cell office:value-type="float" office:value="8.04999" calcext:value-type="float">
            <text:p>8.04999</text:p>
          </table:table-cell>
          <table:table-cell office:value-type="float" office:value="1.47798797549427" calcext:value-type="float">
            <text:p>1.4779879755</text:p>
          </table:table-cell>
          <table:table-cell office:value-type="float" office:value="0.728662290930905" calcext:value-type="float">
            <text:p>0.7286622909</text:p>
          </table:table-cell>
          <table:table-cell office:value-type="float" office:value="1.40879399434533" calcext:value-type="float">
            <text:p>1.4087939943</text:p>
          </table:table-cell>
          <table:table-cell office:value-type="float" office:value="17.0352045148092" calcext:value-type="float">
            <text:p>17.0352045148</text:p>
          </table:table-cell>
          <table:table-cell office:value-type="float" office:value="13.7441941766978" calcext:value-type="float">
            <text:p>13.7441941767</text:p>
          </table:table-cell>
          <table:table-cell office:value-type="float" office:value="3.99101033811139" calcext:value-type="float">
            <text:p>3.9910103381</text:p>
          </table:table-cell>
          <table:table-cell office:value-type="float" office:value="13.995" calcext:value-type="float">
            <text:p>13.995</text:p>
          </table:table-cell>
          <table:table-cell office:value-type="float" office:value="5.89548013189886" calcext:value-type="float">
            <text:p>5.8954801319</text:p>
          </table:table-cell>
        </table:table-row>
        <table:table-row table:style-name="ro1">
          <table:table-cell office:value-type="string" calcext:value-type="string">
            <text:p>Pa-LIO-2</text:p>
          </table:table-cell>
          <table:table-cell office:value-type="float" office:value="0.267720886271516" calcext:value-type="float">
            <text:p>0.2677208863</text:p>
          </table:table-cell>
          <table:table-cell office:value-type="float" office:value="5.3" calcext:value-type="float">
            <text:p>5.3</text:p>
          </table:table-cell>
          <table:table-cell office:value-type="float" office:value="0.328" calcext:value-type="float">
            <text:p>0.328</text:p>
          </table:table-cell>
          <table:table-cell office:value-type="float" office:value="64.6689216076403" calcext:value-type="float">
            <text:p>64.6689216076</text:p>
          </table:table-cell>
          <table:table-cell office:value-type="float" office:value="14.4531312325489" calcext:value-type="float">
            <text:p>14.4531312325</text:p>
          </table:table-cell>
          <table:table-cell office:value-type="float" office:value="3.77800000000001" calcext:value-type="float">
            <text:p>3.778</text:p>
          </table:table-cell>
          <table:table-cell office:value-type="float" office:value="76.6196" calcext:value-type="float">
            <text:p>76.6196</text:p>
          </table:table-cell>
          <table:table-cell office:value-type="float" office:value="52.0258" calcext:value-type="float">
            <text:p>52.0258</text:p>
          </table:table-cell>
          <table:table-cell office:value-type="float" office:value="83.0462" calcext:value-type="float">
            <text:p>83.0462</text:p>
          </table:table-cell>
          <table:table-cell office:value-type="float" office:value="14.6289234458702" calcext:value-type="float">
            <text:p>14.6289234459</text:p>
          </table:table-cell>
          <table:table-cell office:value-type="float" office:value="6.0840389164696" calcext:value-type="float">
            <text:p>6.0840389165</text:p>
          </table:table-cell>
          <table:table-cell office:value-type="float" office:value="8.07679" calcext:value-type="float">
            <text:p>8.07679</text:p>
          </table:table-cell>
          <table:table-cell office:value-type="float" office:value="1.47743854957698" calcext:value-type="float">
            <text:p>1.4774385496</text:p>
          </table:table-cell>
          <table:table-cell office:value-type="float" office:value="0.725911759805392" calcext:value-type="float">
            <text:p>0.7259117598</text:p>
          </table:table-cell>
          <table:table-cell office:value-type="float" office:value="1.42034297682937" calcext:value-type="float">
            <text:p>1.4203429768</text:p>
          </table:table-cell>
          <table:table-cell office:value-type="float" office:value="16.9928757680225" calcext:value-type="float">
            <text:p>16.992875768</text:p>
          </table:table-cell>
          <table:table-cell office:value-type="float" office:value="12.7818572356275" calcext:value-type="float">
            <text:p>12.7818572356</text:p>
          </table:table-cell>
          <table:table-cell office:value-type="float" office:value="4.19101853239495" calcext:value-type="float">
            <text:p>4.1910185324</text:p>
          </table:table-cell>
          <table:table-cell office:value-type="float" office:value="14.027" calcext:value-type="float">
            <text:p>14.027</text:p>
          </table:table-cell>
          <table:table-cell office:value-type="float" office:value="5.76421217472422" calcext:value-type="float">
            <text:p>5.7642121747</text:p>
          </table:table-cell>
        </table:table-row>
        <table:table-row table:style-name="ro1">
          <table:table-cell office:value-type="string" calcext:value-type="string">
            <text:p>Pa-LIO-2</text:p>
          </table:table-cell>
          <table:table-cell office:value-type="float" office:value="0.327191949707888" calcext:value-type="float">
            <text:p>0.3271919497</text:p>
          </table:table-cell>
          <table:table-cell office:value-type="float" office:value="5.3" calcext:value-type="float">
            <text:p>5.3</text:p>
          </table:table-cell>
          <table:table-cell office:value-type="float" office:value="0.31" calcext:value-type="float">
            <text:p>0.31</text:p>
          </table:table-cell>
          <table:table-cell office:value-type="float" office:value="64.8449304174955" calcext:value-type="float">
            <text:p>64.8449304175</text:p>
          </table:table-cell>
          <table:table-cell office:value-type="float" office:value="14.5275119617225" calcext:value-type="float">
            <text:p>14.5275119617</text:p>
          </table:table-cell>
          <table:table-cell office:value-type="float" office:value="3.62941176470588" calcext:value-type="float">
            <text:p>3.6294117647</text:p>
          </table:table-cell>
          <table:table-cell office:value-type="float" office:value="76.5243" calcext:value-type="float">
            <text:p>76.5243</text:p>
          </table:table-cell>
          <table:table-cell office:value-type="float" office:value="52.0463" calcext:value-type="float">
            <text:p>52.0463</text:p>
          </table:table-cell>
          <table:table-cell office:value-type="float" office:value="83.0034" calcext:value-type="float">
            <text:p>83.0034</text:p>
          </table:table-cell>
          <table:table-cell office:value-type="float" office:value="14.6364423859582" calcext:value-type="float">
            <text:p>14.636442386</text:p>
          </table:table-cell>
          <table:table-cell office:value-type="float" office:value="6.03193288232756" calcext:value-type="float">
            <text:p>6.0319328823</text:p>
          </table:table-cell>
          <table:table-cell office:value-type="float" office:value="8.06841" calcext:value-type="float">
            <text:p>8.06841</text:p>
          </table:table-cell>
          <table:table-cell office:value-type="float" office:value="1.47117336977669" calcext:value-type="float">
            <text:p>1.4711733698</text:p>
          </table:table-cell>
          <table:table-cell office:value-type="float" office:value="0.731471074380173" calcext:value-type="float">
            <text:p>0.7314710744</text:p>
          </table:table-cell>
          <table:table-cell office:value-type="float" office:value="1.4275304716482" calcext:value-type="float">
            <text:p>1.4275304716</text:p>
          </table:table-cell>
          <table:table-cell office:value-type="float" office:value="17.352045148092" calcext:value-type="float">
            <text:p>17.3520451481</text:p>
          </table:table-cell>
          <table:table-cell office:value-type="float" office:value="13.7441941766978" calcext:value-type="float">
            <text:p>13.7441941767</text:p>
          </table:table-cell>
          <table:table-cell office:value-type="float" office:value="3.99101033811139" calcext:value-type="float">
            <text:p>3.9910103381</text:p>
          </table:table-cell>
          <table:table-cell office:value-type="float" office:value="13.954" calcext:value-type="float">
            <text:p>13.954</text:p>
          </table:table-cell>
          <table:table-cell office:value-type="float" office:value="5.70531442663378" calcext:value-type="float">
            <text:p>5.7053144266</text:p>
          </table:table-cell>
        </table:table-row>
        <table:table-row table:style-name="ro1">
          <table:table-cell office:value-type="string" calcext:value-type="string">
            <text:p>Pa-LIO-2</text:p>
          </table:table-cell>
          <table:table-cell office:value-type="float" office:value="0.312959260740148" calcext:value-type="float">
            <text:p>0.3129592607</text:p>
          </table:table-cell>
          <table:table-cell office:value-type="float" office:value="5.3" calcext:value-type="float">
            <text:p>5.3</text:p>
          </table:table-cell>
          <table:table-cell office:value-type="float" office:value="0.324" calcext:value-type="float">
            <text:p>0.324</text:p>
          </table:table-cell>
          <table:table-cell office:value-type="float" office:value="63.0379249361379" calcext:value-type="float">
            <text:p>63.0379249361</text:p>
          </table:table-cell>
          <table:table-cell office:value-type="float" office:value="14.289641434263" calcext:value-type="float">
            <text:p>14.2896414343</text:p>
          </table:table-cell>
          <table:table-cell office:value-type="float" office:value="3.59512578616352" calcext:value-type="float">
            <text:p>3.5951257862</text:p>
          </table:table-cell>
          <table:table-cell office:value-type="float" office:value="76.699" calcext:value-type="float">
            <text:p>76.699</text:p>
          </table:table-cell>
          <table:table-cell office:value-type="float" office:value="51.881" calcext:value-type="float">
            <text:p>51.881</text:p>
          </table:table-cell>
          <table:table-cell office:value-type="float" office:value="83.057" calcext:value-type="float">
            <text:p>83.057</text:p>
          </table:table-cell>
          <table:table-cell office:value-type="float" office:value="14.6010584751464" calcext:value-type="float">
            <text:p>14.6010584751</text:p>
          </table:table-cell>
          <table:table-cell office:value-type="float" office:value="6.10195783232843" calcext:value-type="float">
            <text:p>6.1019578323</text:p>
          </table:table-cell>
          <table:table-cell office:value-type="float" office:value="8.05875" calcext:value-type="float">
            <text:p>8.05875</text:p>
          </table:table-cell>
          <table:table-cell office:value-type="float" office:value="1.47962802683911" calcext:value-type="float">
            <text:p>1.4796280268</text:p>
          </table:table-cell>
          <table:table-cell office:value-type="float" office:value="0.720662290930905" calcext:value-type="float">
            <text:p>0.7206622909</text:p>
          </table:table-cell>
          <table:table-cell office:value-type="float" office:value="1.40879399434533" calcext:value-type="float">
            <text:p>1.4087939943</text:p>
          </table:table-cell>
          <table:table-cell office:value-type="float" office:value="17.4352045148092" calcext:value-type="float">
            <text:p>17.4352045148</text:p>
          </table:table-cell>
          <table:table-cell office:value-type="float" office:value="12.7818572356275" calcext:value-type="float">
            <text:p>12.7818572356</text:p>
          </table:table-cell>
          <table:table-cell office:value-type="float" office:value="4.19101853239495" calcext:value-type="float">
            <text:p>4.1910185324</text:p>
          </table:table-cell>
          <table:table-cell office:value-type="float" office:value="13.995" calcext:value-type="float">
            <text:p>13.995</text:p>
          </table:table-cell>
          <table:table-cell office:value-type="float" office:value="5.79548013189886" calcext:value-type="float">
            <text:p>5.7954801319</text:p>
          </table:table-cell>
        </table:table-row>
        <table:table-row table:style-name="ro1">
          <table:table-cell office:value-type="string" calcext:value-type="string">
            <text:p>Pa-LIO-2</text:p>
          </table:table-cell>
          <table:table-cell office:value-type="float" office:value="0.267720886271516" calcext:value-type="float">
            <text:p>0.2677208863</text:p>
          </table:table-cell>
          <table:table-cell office:value-type="float" office:value="5.3" calcext:value-type="float">
            <text:p>5.3</text:p>
          </table:table-cell>
          <table:table-cell office:value-type="float" office:value="0.328" calcext:value-type="float">
            <text:p>0.328</text:p>
          </table:table-cell>
          <table:table-cell office:value-type="float" office:value="65.6689216076403" calcext:value-type="float">
            <text:p>65.6689216076</text:p>
          </table:table-cell>
          <table:table-cell office:value-type="float" office:value="14.4531312325489" calcext:value-type="float">
            <text:p>14.4531312325</text:p>
          </table:table-cell>
          <table:table-cell office:value-type="float" office:value="3.77800000000001" calcext:value-type="float">
            <text:p>3.778</text:p>
          </table:table-cell>
          <table:table-cell office:value-type="float" office:value="76.242" calcext:value-type="float">
            <text:p>76.242</text:p>
          </table:table-cell>
          <table:table-cell office:value-type="float" office:value="51.8608" calcext:value-type="float">
            <text:p>51.8608</text:p>
          </table:table-cell>
          <table:table-cell office:value-type="float" office:value="83.0459" calcext:value-type="float">
            <text:p>83.0459</text:p>
          </table:table-cell>
          <table:table-cell office:value-type="float" office:value="14.6177249460073" calcext:value-type="float">
            <text:p>14.617724946</text:p>
          </table:table-cell>
          <table:table-cell office:value-type="float" office:value="6.0840389164696" calcext:value-type="float">
            <text:p>6.0840389165</text:p>
          </table:table-cell>
          <table:table-cell office:value-type="float" office:value="8.03842" calcext:value-type="float">
            <text:p>8.03842</text:p>
          </table:table-cell>
          <table:table-cell office:value-type="float" office:value="1.48419744866427" calcext:value-type="float">
            <text:p>1.4841974487</text:p>
          </table:table-cell>
          <table:table-cell office:value-type="float" office:value="0.729117598053922" calcext:value-type="float">
            <text:p>0.7291175981</text:p>
          </table:table-cell>
          <table:table-cell office:value-type="float" office:value="1.42034297682937" calcext:value-type="float">
            <text:p>1.4203429768</text:p>
          </table:table-cell>
          <table:table-cell office:value-type="float" office:value="16.9928757680225" calcext:value-type="float">
            <text:p>16.992875768</text:p>
          </table:table-cell>
          <table:table-cell office:value-type="float" office:value="12.7818572356275" calcext:value-type="float">
            <text:p>12.7818572356</text:p>
          </table:table-cell>
          <table:table-cell office:value-type="float" office:value="4.19101853239495" calcext:value-type="float">
            <text:p>4.1910185324</text:p>
          </table:table-cell>
          <table:table-cell office:value-type="float" office:value="13.967" calcext:value-type="float">
            <text:p>13.967</text:p>
          </table:table-cell>
          <table:table-cell office:value-type="float" office:value="5.71421217472422" calcext:value-type="float">
            <text:p>5.714212174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1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1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3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5P2" style:volatile="true">
      <loext:text> </loext:text>
      <loext:fill-character> </loext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6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6P2" style:volatile="true">
      <loext:text> $</loext:text>
      <loext:fill-character> </loext:fill-character>
      <number:text>-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7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8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3">
      <number:number number:decimal-places="4" loext:min-decimal-places="4" number:min-integer-digits="1"/>
    </number:number-style>
    <number:number-style style:name="N134">
      <number:number number:decimal-places="3" loext:min-decimal-places="3" number:min-integer-digits="1"/>
    </number:number-style>
    <number:number-style style:name="N135">
      <number:number number:decimal-places="5" loext:min-decimal-places="5" number:min-integer-digits="1"/>
    </number:number-style>
    <number:number-style style:name="N136">
      <number:number number:decimal-places="7" loext:min-decimal-places="7" number:min-integer-digits="1"/>
    </number:number-style>
    <number:number-style style:name="N137">
      <number:number number:decimal-places="6" loext:min-decimal-places="6" number:min-integer-digits="1"/>
    </number:number-style>
    <number:number-style style:name="N138">
      <number:number number:decimal-places="1" loext:min-decimal-places="1" number:min-integer-digits="1"/>
    </number:number-style>
    <number:number-style style:name="N139">
      <number:number number:decimal-places="8" loext:min-decimal-places="8" number:min-integer-digits="1"/>
    </number:number-style>
    <number:number-style style:name="N140">
      <number:number number:decimal-places="9" loext:min-decimal-places="9" number:min-integer-digits="1"/>
    </number:number-style>
    <number:number-style style:name="N141">
      <number:number number:decimal-places="10" loext:min-decimal-places="10" number:min-integer-digits="1"/>
    </number:number-style>
    <number:number-style style:name="N142">
      <number:number number:decimal-places="11" loext:min-decimal-places="11" number:min-integer-digits="1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1P0"/>
    </number:number-style>
    <number:currency-style style:name="N1013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5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8T00:33:01.755770648</meta:creation-date>
    <dc:date>2018-12-08T00:34:49.108133559</dc:date>
    <meta:editing-duration>PT1M47S</meta:editing-duration>
    <meta:editing-cycles>1</meta:editing-cycles>
    <meta:document-statistic meta:table-count="1" meta:cell-count="777" meta:object-count="0"/>
    <meta:generator>LibreOffice/5.1.6.2$Linux_X86_64 LibreOffice_project/10m0$Build-2</meta:generator>
  </office:meta>
</office:document-meta>
</file>